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19.19mm"/>
    </style:style>
    <style:style style:name="co4" style:family="table-column">
      <style:table-column-properties fo:break-before="auto" style:column-width="16.44mm"/>
    </style:style>
    <style:style style:name="co5" style:family="table-column">
      <style:table-column-properties fo:break-before="auto" style:column-width="17.94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15.45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14.45mm"/>
    </style:style>
    <style:style style:name="co12" style:family="table-column">
      <style:table-column-properties fo:break-before="auto" style:column-width="17.44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16.19mm"/>
    </style:style>
    <style:style style:name="co15" style:family="table-column">
      <style:table-column-properties fo:break-before="auto" style:column-width="18.94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14.96mm"/>
    </style:style>
    <style:style style:name="co18" style:family="table-column">
      <style:table-column-properties fo:break-before="auto" style:column-width="29.9mm"/>
    </style:style>
    <style:style style:name="co19" style:family="table-column">
      <style:table-column-properties fo:break-before="auto" style:column-width="27.66mm"/>
    </style:style>
    <style:style style:name="co20" style:family="table-column">
      <style:table-column-properties fo:break-before="auto" style:column-width="20.18mm"/>
    </style:style>
    <style:style style:name="co21" style:family="table-column">
      <style:table-column-properties fo:break-before="auto" style:column-width="16.95mm"/>
    </style:style>
    <style:style style:name="co22" style:family="table-column">
      <style:table-column-properties fo:break-before="auto" style:column-width="23.1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18mm" fo:break-before="auto" style:use-optimal-row-height="false"/>
    </style:style>
    <style:style style:name="ro5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ta1" style:family="table" style:master-page-name="PageStyle_5f_AAA之會">
      <style:table-properties table:display="true" style:writing-mode="lr-tb"/>
    </style:style>
    <style:style style:name="ta2" style:family="table" style:master-page-name="PageStyle_5f_BBB之會">
      <style:table-properties table:display="true" style:writing-mode="lr-tb"/>
    </style:style>
    <style:style style:name="ta3" style:family="table" style:master-page-name="PageStyle_5f_CCC之會">
      <style:table-properties table:display="true" style:writing-mode="lr-tb"/>
    </style:style>
    <style:style style:name="ta4" style:family="table" style:master-page-name="PageStyle_5f_標會總合">
      <style:table-properties table:display="true" style:writing-mode="lr-tb"/>
    </style:style>
    <style:style style:name="ta5" style:family="table" style:master-page-name="PageStyle_5f_DDD之會">
      <style:table-properties table:display="true" style:writing-mode="lr-tb"/>
    </style:style>
    <style:style style:name="ta6" style:family="table" style:master-page-name="PageStyle_5f_EEE之會">
      <style:table-properties table:display="true" style:writing-mode="lr-tb"/>
    </style:style>
    <style:style style:name="ta7" style:family="table" style:master-page-name="PageStyle_5f_FFF之會">
      <style:table-properties table:display="true" style:writing-mode="lr-tb"/>
    </style:style>
    <style:style style:name="ta8" style:family="table" style:master-page-name="PageStyle_5f_GGG之會">
      <style:table-properties table:display="true" style:writing-mode="lr-tb"/>
    </style:style>
    <style:style style:name="ta9" style:family="table" style:master-page-name="PageStyle_5f_HHH之會">
      <style:table-properties table:display="true" style:writing-mode="lr-tb"/>
    </style:style>
    <style:style style:name="ta10" style:family="table" style:master-page-name="PageStyle_5f_III之會">
      <style:table-properties table:display="true" style:writing-mode="lr-tb"/>
    </style:style>
    <style:style style:name="ta11" style:family="table" style:master-page-name="PageStyle_5f_JJJ之會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2.49pt double-thin #000000" style:border-line-width-left="0.18mm 0.53mm 0.18mm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59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58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58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9">
      <style:table-cell-properties fo:border-bottom="0.06pt solid #000000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59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59">
      <style:table-cell-properties fo:border-bottom="2.49pt double-thin #000000" style:border-line-width-bottom="0.18mm 0.53mm 0.18mm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5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59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59">
      <style:table-cell-properties fo:border-bottom="2.49pt double-thin #000000" style:border-line-width-bottom="0.18mm 0.53mm 0.18mm" fo:background-color="#cc99ff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59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fo:border-bottom="2.49pt double-thin #000000" style:border-line-width-bottom="0.18mm 0.53mm 0.18mm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59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58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58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0.74pt dotte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5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0.74pt dotte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59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58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5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59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59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59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160">
      <style:table-cell-properties fo:padding="0.71mm"/>
    </style:style>
    <style:style style:name="ce96" style:family="table-cell" style:parent-style-name="Default" style:data-style-name="N160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160">
      <style:table-cell-properties fo:border-bottom="1.76pt solid #000000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60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60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diagonal-bl-tr="none" style:diagonal-tl-br="none" fo:border="none" fo:padding="0.71mm" style:rotation-align="none"/>
    </style:style>
    <style:style style:name="ce101" style:family="table-cell" style:parent-style-name="Default">
      <style:table-cell-properties fo:padding="0.71mm"/>
    </style:style>
    <style:style style:name="ce102" style:family="table-cell" style:parent-style-name="Default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1.76pt solid #000000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</style:style>
    <style:style style:name="ce105" style:family="table-cell" style:parent-style-name="Default" style:data-style-name="N10145">
      <style:table-cell-properties fo:padding="0.71mm"/>
    </style:style>
    <style:style style:name="ce106" style:family="table-cell" style:parent-style-name="Default" style:data-style-name="N10145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 style:data-style-name="N10145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145">
      <style:table-cell-properties fo:border-bottom="1.76pt solid #000000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145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1.76pt solid #000000"/>
    </style:style>
    <style:style style:name="ce110" style:family="table-cell" style:parent-style-name="Default" style:data-style-name="N10145">
      <style:table-cell-properties style:diagonal-bl-tr="none" style:diagonal-tl-br="none" fo:border="none" fo:padding="0.71mm" style:rotation-align="none"/>
    </style:style>
    <style:style style:name="ce111" style:family="table-cell" style:parent-style-name="Default" style:data-style-name="N10145">
      <style:table-cell-properties style:diagonal-bl-tr="none" style:diagonal-tl-br="none" fo:border="1.76pt solid #000000" fo:padding="0.71mm" style:rotation-align="none"/>
    </style:style>
    <style:style style:name="ce112" style:family="table-cell" style:parent-style-name="Default">
      <style:table-cell-properties style:glyph-orientation-vertical="0" fo:border-bottom="2.49pt double-thin #000000" style:border-line-width-bottom="0.18mm 0.53mm 0.18mm" fo:background-color="#ff99c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</style:style>
    <style:style style:name="ce113" style:family="table-cell" style:parent-style-name="Default" style:data-style-name="N160">
      <style:table-cell-properties fo:border-bottom="2.49pt double-thin #000000" style:border-line-width-bottom="0.18mm 0.53mm 0.18mm" fo:background-color="#ff99cc" style:diagonal-bl-tr="none" style:diagonal-tl-br="none" fo:border-left="none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114" style:family="table-cell" style:parent-style-name="Default" style:data-style-name="N11">
      <style:table-cell-properties fo:padding="0.71mm"/>
    </style:style>
    <style:style style:name="ce115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 style:data-style-name="N11">
      <style:table-cell-properties fo:border-bottom="1.76pt solid #000000" style:diagonal-bl-tr="none" style:diagonal-tl-br="none" fo:border-left="1.76pt solid #000000" fo:padding="0.71mm" fo:border-right="2.49pt double-thin #000000" style:border-line-width-right="0.18mm 0.53mm 0.18mm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1">
      <style:table-cell-properties fo:border-bottom="1.76pt solid #000000" style:diagonal-bl-tr="none" style:diagonal-tl-br="none" fo:border-left="1.76pt solid #000000" fo:padding="0.71mm" fo:border-right="2.49pt double-thin #000000" style:border-line-width-right="0.18mm 0.53mm 0.18mm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1.76pt solid #000000" fo:padding="0.71mm" fo:border-right="2.49pt double-thin #000000" style:border-line-width-right="0.18mm 0.53mm 0.18mm" style:rotation-align="none" fo:border-top="1.76pt solid #000000"/>
    </style:style>
    <style:style style:name="ce119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12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fo:border-bottom="1.76pt solid #000000" fo:background-color="#ffff99" style:diagonal-bl-tr="none" style:diagonal-tl-br="none" fo:border-left="2.49pt double-thin #000000" style:border-line-width-left="0.18mm 0.53mm 0.18mm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2.49pt double-thin #000000" style:border-line-width-left="0.18mm 0.53mm 0.18mm" fo:padding="0.71mm" fo:border-right="1.76pt solid #000000" style:rotation-align="none" fo:border-top="1.76pt solid #000000"/>
    </style:style>
    <style:style style:name="ce124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59">
      <style:table-cell-properties fo:background-color="#ffff99" style:diagonal-bl-tr="none" style:diagonal-tl-br="none" fo:border="1.76pt solid #000000" fo:padding="0.71mm" style:rotation-align="none"/>
    </style:style>
    <style:style style:name="ce1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</style:style>
    <style:style style:name="ce133" style:family="table-cell" style:parent-style-name="Default" style:data-style-name="N158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58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 style:data-style-name="N15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fo:border-bottom="1.76pt solid #000000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140" style:family="table-cell" style:parent-style-name="Default">
      <style:table-cell-properties fo:background-color="#ffff99" style:diagonal-bl-tr="none" style:diagonal-tl-br="none" fo:border="1.76pt solid #000000" fo:padding="0.71mm" style:rotation-align="none"/>
    </style:style>
    <style:style style:name="ce141" style:family="table-cell" style:parent-style-name="Default" style:data-style-name="N159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</style:style>
    <style:style style:name="ce142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59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</style:style>
    <style:style style:name="ce144" style:family="table-cell" style:parent-style-name="Default" style:data-style-name="N159">
      <style:table-cell-properties style:diagonal-bl-tr="none" style:diagonal-tl-br="none" fo:border="0.06pt solid #000000" fo:padding="0.71mm" style:rotation-align="none"/>
    </style:style>
    <style:style style:name="ce145" style:family="table-cell" style:parent-style-name="Default" style:data-style-name="N159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</style:style>
    <style:style style:name="ce146" style:family="table-cell" style:parent-style-name="Default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 style:data-style-name="N159">
      <style:table-cell-properties fo:border-bottom="2.49pt double-thin #000000" style:border-line-width-bottom="0.18mm 0.53mm 0.18mm" fo:background-color="#cc99ff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</style:style>
    <style:style style:name="ce149" style:family="table-cell" style:parent-style-name="Default" style:data-style-name="N159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159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 style:data-style-name="N159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59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 style:data-style-name="N1">
      <style:table-cell-properties fo:border-bottom="2.49pt double-thin #000000" style:border-line-width-bottom="0.18mm 0.53mm 0.18mm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</style:style>
    <style:style style:name="ce15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 style:data-style-name="N159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8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 style:data-style-name="N1">
      <style:table-cell-properties fo:padding="0.71mm"/>
    </style:style>
    <style:style style:name="ce164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/>
      <table:table table:name="AAA之會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4"/>
        <table:table-column table:style-name="co2" table:number-columns-repeated="2" table:default-cell-style-name="ce20"/>
        <table:table-column table:style-name="co3" table:default-cell-style-name="ce20"/>
        <table:table-column table:style-name="co2" table:default-cell-style-name="ce7"/>
        <table:table-column table:style-name="co1" table:default-cell-style-name="ce20"/>
        <table:table-column table:style-name="co2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會 名</text:p>
          </table:table-cell>
          <table:table-cell table:style-name="ce8" office:value-type="string" calcext:value-type="string">
            <text:p>會款金額</text:p>
          </table:table-cell>
          <table:table-cell table:style-name="ce8" office:value-type="string" calcext:value-type="string">
            <text:p>總期</text:p>
          </table:table-cell>
          <table:table-cell table:style-name="ce8" office:value-type="string" calcext:value-type="string">
            <text:p>現期</text:p>
          </table:table-cell>
          <table:table-cell table:style-name="ce8" office:value-type="string" calcext:value-type="string">
            <text:p>平均標金</text:p>
          </table:table-cell>
          <table:table-cell table:style-name="ce8" office:value-type="string" calcext:value-type="string">
            <text:p>實際標金</text:p>
          </table:table-cell>
          <table:table-cell table:style-name="ce25"/>
          <table:table-cell table:style-name="ce8" office:value-type="string" calcext:value-type="string">
            <text:p>得標期數</text:p>
          </table:table-cell>
          <table:table-cell table:style-name="ce8" office:value-type="string" calcext:value-type="string">
            <text:p>得標金額</text:p>
          </table:table-cell>
          <table:table-cell table:style-name="ce8" office:value-type="string" calcext:value-type="string">
            <text:p>死會餘納款</text:p>
          </table:table-cell>
          <table:table-cell table:style-name="ce8" office:value-type="string" calcext:value-type="string">
            <text:p>賺取利息</text:p>
          </table:table-cell>
          <table:table-cell table:style-name="ce37" office:value-type="string" calcext:value-type="string">
            <text:p>利潤率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AA</text:p>
          </table:table-cell>
          <table:table-cell table:style-name="ce9" office:value-type="float" office:value="10000" calcext:value-type="float">
            <text:p>$10,000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0" calcext:value-type="float">
            <text:p>30</text:p>
          </table:table-cell>
          <table:table-cell table:style-name="ce9" table:formula="of:=(SUM([.C4:.C21])+SUM([.I4:.I21]))/[.D2]" office:value-type="float" office:value="1488.33333333333" calcext:value-type="float">
            <text:p>$1,488</text:p>
          </table:table-cell>
          <table:table-cell table:style-name="ce9" office:value-type="float" office:value="1800" calcext:value-type="float">
            <text:p>$1,800</text:p>
          </table:table-cell>
          <table:table-cell table:style-name="ce26"/>
          <table:table-cell table:style-name="ce15" office:value-type="float" office:value="25" calcext:value-type="float">
            <text:p>25</text:p>
          </table:table-cell>
          <table:table-cell table:style-name="ce9" table:formula="of:=([.B2]*([.H2])+([.B2]-[.F2])*([.C2]-[.H2]))" office:value-type="float" office:value="340200" calcext:value-type="float">
            <text:p>$340,200</text:p>
          </table:table-cell>
          <table:table-cell table:style-name="ce9" table:formula="of:=[.B2]*([.C2]-[.D2])" office:value-type="float" office:value="60000" calcext:value-type="float">
            <text:p>$60,000</text:p>
          </table:table-cell>
          <table:table-cell table:style-name="ce35" table:formula="of:=[.I2]-[.J22]" office:value-type="float" office:value="24850" calcext:value-type="float">
            <text:p>$24,850</text:p>
          </table:table-cell>
          <table:table-cell table:style-name="ce38" table:formula="of:=[.K2]/[.J22]" office:value-type="percentage" office:value="0.0788013318534961" calcext:value-type="percentage">
            <text:p>7.88%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會期</text:p>
          </table:table-cell>
          <table:table-cell table:style-name="ce10" office:value-type="string" calcext:value-type="string">
            <text:p>開標日期</text:p>
          </table:table-cell>
          <table:table-cell table:style-name="ce16" office:value-type="string" calcext:value-type="string">
            <text:p>標 <text:s text:c="6"/>金</text:p>
          </table:table-cell>
          <table:table-cell table:style-name="ce16" office:value-type="string" calcext:value-type="string">
            <text:p>繳納會款</text:p>
          </table:table-cell>
          <table:table-cell table:style-name="ce16" office:value-type="string" calcext:value-type="string">
            <text:p>得標總額</text:p>
          </table:table-cell>
          <table:table-cell table:style-name="ce21" office:value-type="string" calcext:value-type="string">
            <text:p>得標者</text:p>
          </table:table-cell>
          <table:table-cell table:style-name="ce3" office:value-type="string" calcext:value-type="string">
            <text:p>會期</text:p>
          </table:table-cell>
          <table:table-cell table:style-name="ce10" office:value-type="string" calcext:value-type="string">
            <text:p>開標日期</text:p>
          </table:table-cell>
          <table:table-cell table:style-name="ce16" office:value-type="string" calcext:value-type="string">
            <text:p>標 <text:s text:c="6"/>金</text:p>
          </table:table-cell>
          <table:table-cell table:style-name="ce16" office:value-type="string" calcext:value-type="string">
            <text:p>繳納會款</text:p>
          </table:table-cell>
          <table:table-cell table:style-name="ce16" office:value-type="string" calcext:value-type="string">
            <text:p>得標總額</text:p>
          </table:table-cell>
          <table:table-cell table:style-name="ce21" office:value-type="string" calcext:value-type="string">
            <text:p>得標者</text:p>
          </table:table-cell>
          <table:table-cell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date" office:date-value="1999-01-01" calcext:value-type="date">
            <text:p>01/01/99</text:p>
          </table:table-cell>
          <table:table-cell table:style-name="ce17" office:value-type="float" office:value="0" calcext:value-type="float">
            <text:p>$0</text:p>
          </table:table-cell>
          <table:table-cell table:style-name="ce17" table:formula="of:=+[.$B$2]-[.C4]" office:value-type="float" office:value="10000" calcext:value-type="float">
            <text:p>$10,000</text:p>
          </table:table-cell>
          <table:table-cell table:style-name="ce17" table:formula="of:=([.$B$2]*([.A4])+([.$B$2]-[.C4])*([.$C$2]-[.A4]))" office:value-type="float" office:value="360000" calcext:value-type="float">
            <text:p>$360,000</text:p>
          </table:table-cell>
          <table:table-cell table:style-name="ce22" office:value-type="string" calcext:value-type="string">
            <text:p>會首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date" office:date-value="2000-07-01" calcext:value-type="date">
            <text:p>07/01/00</text:p>
          </table:table-cell>
          <table:table-cell table:style-name="ce17" office:value-type="float" office:value="2000" calcext:value-type="float">
            <text:p>$2,000</text:p>
          </table:table-cell>
          <table:table-cell table:style-name="ce17" table:formula="of:=+[.$B$2]-[.I4]" office:value-type="float" office:value="8000" calcext:value-type="float">
            <text:p>$8,000</text:p>
          </table:table-cell>
          <table:table-cell table:style-name="ce17" table:formula="of:=IF([.I4]=0;0;([.$B$2]*[.G4]+([.$B$2]-[.I4])*([.$C$2]-[.G4])))" office:value-type="float" office:value="326000" calcext:value-type="float">
            <text:p>$326,000</text:p>
          </table:table-cell>
          <table:table-cell table:style-name="ce22" office:value-type="string" calcext:value-type="string">
            <text:p>柱子</text:p>
          </table:table-cell>
          <table:table-cell table:number-columns-repeated="1012"/>
        </table:table-row>
        <table:table-row table:style-name="ro1">
          <table:table-cell table:style-name="ce5" table:formula="of:=+[.A4]+1" office:value-type="float" office:value="2" calcext:value-type="float">
            <text:p>2</text:p>
          </table:table-cell>
          <table:table-cell table:style-name="ce12" office:value-type="date" office:date-value="1999-02-01" calcext:value-type="date">
            <text:p>02/01/99</text:p>
          </table:table-cell>
          <table:table-cell table:style-name="ce18" office:value-type="float" office:value="1400" calcext:value-type="float">
            <text:p>$1,400</text:p>
          </table:table-cell>
          <table:table-cell table:style-name="ce18" table:formula="of:=+[.$B$2]-[.C5]" office:value-type="float" office:value="8600" calcext:value-type="float">
            <text:p>$8,600</text:p>
          </table:table-cell>
          <table:table-cell table:style-name="ce18" table:formula="of:=IF([.C5]=0;0;([.$B$2]*[.A5]+([.$B$2]-[.C5])*([.$C$2]-[.A5])))" office:value-type="float" office:value="312400" calcext:value-type="float">
            <text:p>$312,400</text:p>
          </table:table-cell>
          <table:table-cell table:style-name="ce23" office:value-type="string" calcext:value-type="string">
            <text:p>林先生</text:p>
          </table:table-cell>
          <table:table-cell table:style-name="ce5" table:formula="of:=+[.G4]+1" office:value-type="float" office:value="20" calcext:value-type="float">
            <text:p>20</text:p>
          </table:table-cell>
          <table:table-cell table:style-name="ce12" office:value-type="date" office:date-value="2000-08-01" calcext:value-type="date">
            <text:p>08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I5]" office:value-type="float" office:value="8000" calcext:value-type="float">
            <text:p>$8,000</text:p>
          </table:table-cell>
          <table:table-cell table:style-name="ce18" table:formula="of:=IF([.I5]=0;0;([.$B$2]*[.G5]+([.$B$2]-[.I5])*([.$C$2]-[.G5])))" office:value-type="float" office:value="328000" calcext:value-type="float">
            <text:p>$328,000</text:p>
          </table:table-cell>
          <table:table-cell table:style-name="ce23" office:value-type="string" calcext:value-type="string">
            <text:p>老李</text:p>
          </table:table-cell>
          <table:table-cell table:number-columns-repeated="1012"/>
        </table:table-row>
        <table:table-row table:style-name="ro1">
          <table:table-cell table:style-name="ce5" table:formula="of:=+[.A5]+1" office:value-type="float" office:value="3" calcext:value-type="float">
            <text:p>3</text:p>
          </table:table-cell>
          <table:table-cell table:style-name="ce12" office:value-type="date" office:date-value="1999-03-01" calcext:value-type="date">
            <text:p>03/01/99</text:p>
          </table:table-cell>
          <table:table-cell table:style-name="ce18" office:value-type="float" office:value="1500" calcext:value-type="float">
            <text:p>$1,500</text:p>
          </table:table-cell>
          <table:table-cell table:style-name="ce18" table:formula="of:=+[.$B$2]-[.C6]" office:value-type="float" office:value="8500" calcext:value-type="float">
            <text:p>$8,500</text:p>
          </table:table-cell>
          <table:table-cell table:style-name="ce18" table:formula="of:=IF([.C6]=0;0;([.$B$2]*[.A6]+([.$B$2]-[.C6])*([.$C$2]-[.A6])))" office:value-type="float" office:value="310500" calcext:value-type="float">
            <text:p>$310,500</text:p>
          </table:table-cell>
          <table:table-cell table:style-name="ce23" office:value-type="string" calcext:value-type="string">
            <text:p>葉太太 </text:p>
          </table:table-cell>
          <table:table-cell table:style-name="ce5" table:formula="of:=+[.G5]+1" office:value-type="float" office:value="21" calcext:value-type="float">
            <text:p>21</text:p>
          </table:table-cell>
          <table:table-cell table:style-name="ce12" office:value-type="date" office:date-value="2000-09-01" calcext:value-type="date">
            <text:p>09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I6]" office:value-type="float" office:value="8000" calcext:value-type="float">
            <text:p>$8,000</text:p>
          </table:table-cell>
          <table:table-cell table:style-name="ce18" table:formula="of:=IF([.I6]=0;0;([.$B$2]*[.G6]+([.$B$2]-[.I6])*([.$C$2]-[.G6])))" office:value-type="float" office:value="330000" calcext:value-type="float">
            <text:p>$330,000</text:p>
          </table:table-cell>
          <table:table-cell table:style-name="ce23" office:value-type="string" calcext:value-type="string">
            <text:p>孫太太</text:p>
          </table:table-cell>
          <table:table-cell table:number-columns-repeated="1012"/>
        </table:table-row>
        <table:table-row table:style-name="ro1">
          <table:table-cell table:style-name="ce5" table:formula="of:=+[.A6]+1" office:value-type="float" office:value="4" calcext:value-type="float">
            <text:p>4</text:p>
          </table:table-cell>
          <table:table-cell table:style-name="ce12" office:value-type="date" office:date-value="1999-04-01" calcext:value-type="date">
            <text:p>04/01/99</text:p>
          </table:table-cell>
          <table:table-cell table:style-name="ce18" office:value-type="float" office:value="1450" calcext:value-type="float">
            <text:p>$1,450</text:p>
          </table:table-cell>
          <table:table-cell table:style-name="ce18" table:formula="of:=+[.$B$2]-[.C7]" office:value-type="float" office:value="8550" calcext:value-type="float">
            <text:p>$8,550</text:p>
          </table:table-cell>
          <table:table-cell table:style-name="ce18" table:formula="of:=IF([.C7]=0;0;([.$B$2]*[.A7]+([.$B$2]-[.C7])*([.$C$2]-[.A7])))" office:value-type="float" office:value="313600" calcext:value-type="float">
            <text:p>$313,600</text:p>
          </table:table-cell>
          <table:table-cell table:style-name="ce23" office:value-type="string" calcext:value-type="string">
            <text:p>趙小姐</text:p>
          </table:table-cell>
          <table:table-cell table:style-name="ce5" table:formula="of:=+[.G6]+1" office:value-type="float" office:value="22" calcext:value-type="float">
            <text:p>22</text:p>
          </table:table-cell>
          <table:table-cell table:style-name="ce12" office:value-type="date" office:date-value="2000-10-01" calcext:value-type="date">
            <text:p>10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I7]" office:value-type="float" office:value="8000" calcext:value-type="float">
            <text:p>$8,000</text:p>
          </table:table-cell>
          <table:table-cell table:style-name="ce18" table:formula="of:=IF([.I7]=0;0;([.$B$2]*[.G7]+([.$B$2]-[.I7])*([.$C$2]-[.G7])))" office:value-type="float" office:value="332000" calcext:value-type="float">
            <text:p>$332,000</text:p>
          </table:table-cell>
          <table:table-cell table:style-name="ce23" office:value-type="string" calcext:value-type="string">
            <text:p>郭小姐</text:p>
          </table:table-cell>
          <table:table-cell table:number-columns-repeated="1012"/>
        </table:table-row>
        <table:table-row table:style-name="ro1">
          <table:table-cell table:style-name="ce5" table:formula="of:=+[.A7]+1" office:value-type="float" office:value="5" calcext:value-type="float">
            <text:p>5</text:p>
          </table:table-cell>
          <table:table-cell table:style-name="ce12" office:value-type="date" office:date-value="1999-05-01" calcext:value-type="date">
            <text:p>05/01/99</text:p>
          </table:table-cell>
          <table:table-cell table:style-name="ce18" office:value-type="float" office:value="1550" calcext:value-type="float">
            <text:p>$1,550</text:p>
          </table:table-cell>
          <table:table-cell table:style-name="ce18" table:formula="of:=+[.$B$2]-[.C8]" office:value-type="float" office:value="8450" calcext:value-type="float">
            <text:p>$8,450</text:p>
          </table:table-cell>
          <table:table-cell table:style-name="ce18" table:formula="of:=IF([.C8]=0;0;([.$B$2]*[.A8]+([.$B$2]-[.C8])*([.$C$2]-[.A8])))" office:value-type="float" office:value="311950" calcext:value-type="float">
            <text:p>$311,950</text:p>
          </table:table-cell>
          <table:table-cell table:style-name="ce23" office:value-type="string" calcext:value-type="string">
            <text:p>小劉</text:p>
          </table:table-cell>
          <table:table-cell table:style-name="ce5" table:formula="of:=+[.G7]+1" office:value-type="float" office:value="23" calcext:value-type="float">
            <text:p>23</text:p>
          </table:table-cell>
          <table:table-cell table:style-name="ce12" office:value-type="date" office:date-value="2000-11-01" calcext:value-type="date">
            <text:p>11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I8]" office:value-type="float" office:value="8000" calcext:value-type="float">
            <text:p>$8,000</text:p>
          </table:table-cell>
          <table:table-cell table:style-name="ce18" table:formula="of:=IF([.I8]=0;0;([.$B$2]*[.G8]+([.$B$2]-[.I8])*([.$C$2]-[.G8])))" office:value-type="float" office:value="334000" calcext:value-type="float">
            <text:p>$334,000</text:p>
          </table:table-cell>
          <table:table-cell table:style-name="ce23" office:value-type="string" calcext:value-type="string">
            <text:p>藥局</text:p>
          </table:table-cell>
          <table:table-cell table:number-columns-repeated="1012"/>
        </table:table-row>
        <table:table-row table:style-name="ro1">
          <table:table-cell table:style-name="ce5" table:formula="of:=+[.A8]+1" office:value-type="float" office:value="6" calcext:value-type="float">
            <text:p>6</text:p>
          </table:table-cell>
          <table:table-cell table:style-name="ce12" office:value-type="date" office:date-value="1999-06-01" calcext:value-type="date">
            <text:p>06/01/99</text:p>
          </table:table-cell>
          <table:table-cell table:style-name="ce18" office:value-type="float" office:value="1650" calcext:value-type="float">
            <text:p>$1,650</text:p>
          </table:table-cell>
          <table:table-cell table:style-name="ce18" table:formula="of:=+[.$B$2]-[.C9]" office:value-type="float" office:value="8350" calcext:value-type="float">
            <text:p>$8,350</text:p>
          </table:table-cell>
          <table:table-cell table:style-name="ce18" table:formula="of:=IF([.C9]=0;0;([.$B$2]*[.A9]+([.$B$2]-[.C9])*([.$C$2]-[.A9])))" office:value-type="float" office:value="310500" calcext:value-type="float">
            <text:p>$310,500</text:p>
          </table:table-cell>
          <table:table-cell table:style-name="ce23" office:value-type="string" calcext:value-type="string">
            <text:p>古太太</text:p>
          </table:table-cell>
          <table:table-cell table:style-name="ce5" table:formula="of:=+[.G8]+1" office:value-type="float" office:value="24" calcext:value-type="float">
            <text:p>24</text:p>
          </table:table-cell>
          <table:table-cell table:style-name="ce12" office:value-type="date" office:date-value="2000-12-01" calcext:value-type="date">
            <text:p>12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I9]" office:value-type="float" office:value="8000" calcext:value-type="float">
            <text:p>$8,000</text:p>
          </table:table-cell>
          <table:table-cell table:style-name="ce18" table:formula="of:=IF([.I9]=0;0;([.$B$2]*[.G9]+([.$B$2]-[.I9])*([.$C$2]-[.G9])))" office:value-type="float" office:value="336000" calcext:value-type="float">
            <text:p>$336,000</text:p>
          </table:table-cell>
          <table:table-cell table:style-name="ce23" office:value-type="string" calcext:value-type="string">
            <text:p>胡小姐</text:p>
          </table:table-cell>
          <table:table-cell table:number-columns-repeated="1012"/>
        </table:table-row>
        <table:table-row table:style-name="ro1">
          <table:table-cell table:style-name="ce5" table:formula="of:=+[.A9]+1" office:value-type="float" office:value="7" calcext:value-type="float">
            <text:p>7</text:p>
          </table:table-cell>
          <table:table-cell table:style-name="ce12" office:value-type="date" office:date-value="1999-07-01" calcext:value-type="date">
            <text:p>07/01/99</text:p>
          </table:table-cell>
          <table:table-cell table:style-name="ce18" office:value-type="float" office:value="1800" calcext:value-type="float">
            <text:p>$1,800</text:p>
          </table:table-cell>
          <table:table-cell table:style-name="ce18" table:formula="of:=+[.$B$2]-[.C10]" office:value-type="float" office:value="8200" calcext:value-type="float">
            <text:p>$8,200</text:p>
          </table:table-cell>
          <table:table-cell table:style-name="ce18" table:formula="of:=IF([.C10]=0;0;([.$B$2]*[.A10]+([.$B$2]-[.C10])*([.$C$2]-[.A10])))" office:value-type="float" office:value="307800" calcext:value-type="float">
            <text:p>$307,800</text:p>
          </table:table-cell>
          <table:table-cell table:style-name="ce23" office:value-type="string" calcext:value-type="string">
            <text:p>小姍</text:p>
          </table:table-cell>
          <table:table-cell table:style-name="ce5" table:formula="of:=+[.G9]+1" office:value-type="float" office:value="25" calcext:value-type="float">
            <text:p>25</text:p>
          </table:table-cell>
          <table:table-cell table:style-name="ce12" office:value-type="date" office:date-value="2001-01-01" calcext:value-type="date">
            <text:p>01/01/01</text:p>
          </table:table-cell>
          <table:table-cell table:style-name="ce18" office:value-type="float" office:value="1800" calcext:value-type="float">
            <text:p>$1,800</text:p>
          </table:table-cell>
          <table:table-cell table:style-name="ce18" table:formula="of:=+[.$B$2]-[.I10]" office:value-type="float" office:value="8200" calcext:value-type="float">
            <text:p>$8,200</text:p>
          </table:table-cell>
          <table:table-cell table:style-name="ce18" table:formula="of:=IF([.I10]=0;0;([.$B$2]*[.G10]+([.$B$2]-[.I10])*([.$C$2]-[.G10])))" office:value-type="float" office:value="340200" calcext:value-type="float">
            <text:p>$340,200</text:p>
          </table:table-cell>
          <table:table-cell table:style-name="ce23" office:value-type="string" calcext:value-type="string">
            <text:p>自己</text:p>
          </table:table-cell>
          <table:table-cell table:number-columns-repeated="1012"/>
        </table:table-row>
        <table:table-row table:style-name="ro1">
          <table:table-cell table:style-name="ce5" table:formula="of:=+[.A10]+1" office:value-type="float" office:value="8" calcext:value-type="float">
            <text:p>8</text:p>
          </table:table-cell>
          <table:table-cell table:style-name="ce12" office:value-type="date" office:date-value="1999-08-01" calcext:value-type="date">
            <text:p>08/01/99</text:p>
          </table:table-cell>
          <table:table-cell table:style-name="ce18" office:value-type="float" office:value="1850" calcext:value-type="float">
            <text:p>$1,850</text:p>
          </table:table-cell>
          <table:table-cell table:style-name="ce18" table:formula="of:=+[.$B$2]-[.C11]" office:value-type="float" office:value="8150" calcext:value-type="float">
            <text:p>$8,150</text:p>
          </table:table-cell>
          <table:table-cell table:style-name="ce18" table:formula="of:=IF([.C11]=0;0;([.$B$2]*[.A11]+([.$B$2]-[.C11])*([.$C$2]-[.A11])))" office:value-type="float" office:value="308200" calcext:value-type="float">
            <text:p>$308,200</text:p>
          </table:table-cell>
          <table:table-cell table:style-name="ce23" office:value-type="string" calcext:value-type="string">
            <text:p>小妹</text:p>
          </table:table-cell>
          <table:table-cell table:style-name="ce5" table:formula="of:=+[.G10]+1" office:value-type="float" office:value="26" calcext:value-type="float">
            <text:p>26</text:p>
          </table:table-cell>
          <table:table-cell table:style-name="ce12" office:value-type="date" office:date-value="2001-02-01" calcext:value-type="date">
            <text:p>02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11]" office:value-type="float" office:value="10000" calcext:value-type="float">
            <text:p>$10,000</text:p>
          </table:table-cell>
          <table:table-cell table:style-name="ce18" table:formula="of:=IF([.I11]=0;0;([.$B$2]*[.G11]+([.$B$2]-[.I11])*([.$C$2]-[.G11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table:formula="of:=+[.A11]+1" office:value-type="float" office:value="9" calcext:value-type="float">
            <text:p>9</text:p>
          </table:table-cell>
          <table:table-cell table:style-name="ce12" office:value-type="date" office:date-value="1999-09-01" calcext:value-type="date">
            <text:p>09/01/99</text:p>
          </table:table-cell>
          <table:table-cell table:style-name="ce18" office:value-type="float" office:value="1600" calcext:value-type="float">
            <text:p>$1,600</text:p>
          </table:table-cell>
          <table:table-cell table:style-name="ce18" table:formula="of:=+[.$B$2]-[.C12]" office:value-type="float" office:value="8400" calcext:value-type="float">
            <text:p>$8,400</text:p>
          </table:table-cell>
          <table:table-cell table:style-name="ce18" table:formula="of:=IF([.C12]=0;0;([.$B$2]*[.A12]+([.$B$2]-[.C12])*([.$C$2]-[.A12])))" office:value-type="float" office:value="316800" calcext:value-type="float">
            <text:p>$316,800</text:p>
          </table:table-cell>
          <table:table-cell table:style-name="ce23" office:value-type="string" calcext:value-type="string">
            <text:p>張小姐</text:p>
          </table:table-cell>
          <table:table-cell table:style-name="ce5" table:formula="of:=+[.G11]+1" office:value-type="float" office:value="27" calcext:value-type="float">
            <text:p>27</text:p>
          </table:table-cell>
          <table:table-cell table:style-name="ce12" office:value-type="date" office:date-value="2001-03-01" calcext:value-type="date">
            <text:p>03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12]" office:value-type="float" office:value="10000" calcext:value-type="float">
            <text:p>$10,000</text:p>
          </table:table-cell>
          <table:table-cell table:style-name="ce18" table:formula="of:=IF([.I12]=0;0;([.$B$2]*[.G12]+([.$B$2]-[.I12])*([.$C$2]-[.G12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table:formula="of:=+[.A12]+1" office:value-type="float" office:value="10" calcext:value-type="float">
            <text:p>10</text:p>
          </table:table-cell>
          <table:table-cell table:style-name="ce12" office:value-type="date" office:date-value="1999-10-01" calcext:value-type="date">
            <text:p>10/01/99</text:p>
          </table:table-cell>
          <table:table-cell table:style-name="ce18" office:value-type="float" office:value="1900" calcext:value-type="float">
            <text:p>$1,900</text:p>
          </table:table-cell>
          <table:table-cell table:style-name="ce18" table:formula="of:=+[.$B$2]-[.C13]" office:value-type="float" office:value="8100" calcext:value-type="float">
            <text:p>$8,100</text:p>
          </table:table-cell>
          <table:table-cell table:style-name="ce18" table:formula="of:=IF([.C13]=0;0;([.$B$2]*[.A13]+([.$B$2]-[.C13])*([.$C$2]-[.A13])))" office:value-type="float" office:value="310600" calcext:value-type="float">
            <text:p>$310,600</text:p>
          </table:table-cell>
          <table:table-cell table:style-name="ce23" office:value-type="string" calcext:value-type="string">
            <text:p>吳太太</text:p>
          </table:table-cell>
          <table:table-cell table:style-name="ce5" table:formula="of:=+[.G12]+1" office:value-type="float" office:value="28" calcext:value-type="float">
            <text:p>28</text:p>
          </table:table-cell>
          <table:table-cell table:style-name="ce12" office:value-type="date" office:date-value="2001-04-01" calcext:value-type="date">
            <text:p>04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13]" office:value-type="float" office:value="10000" calcext:value-type="float">
            <text:p>$10,000</text:p>
          </table:table-cell>
          <table:table-cell table:style-name="ce18" table:formula="of:=IF([.I13]=0;0;([.$B$2]*[.G13]+([.$B$2]-[.I13])*([.$C$2]-[.G13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table:formula="of:=+[.A13]+1" office:value-type="float" office:value="11" calcext:value-type="float">
            <text:p>11</text:p>
          </table:table-cell>
          <table:table-cell table:style-name="ce12" office:value-type="date" office:date-value="1999-11-01" calcext:value-type="date">
            <text:p>11/01/99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C14]" office:value-type="float" office:value="8000" calcext:value-type="float">
            <text:p>$8,000</text:p>
          </table:table-cell>
          <table:table-cell table:style-name="ce18" table:formula="of:=IF([.C14]=0;0;([.$B$2]*[.A14]+([.$B$2]-[.C14])*([.$C$2]-[.A14])))" office:value-type="float" office:value="310000" calcext:value-type="float">
            <text:p>$310,000</text:p>
          </table:table-cell>
          <table:table-cell table:style-name="ce23" office:value-type="string" calcext:value-type="string">
            <text:p>辜先生</text:p>
          </table:table-cell>
          <table:table-cell table:style-name="ce5" table:formula="of:=+[.G13]+1" office:value-type="float" office:value="29" calcext:value-type="float">
            <text:p>29</text:p>
          </table:table-cell>
          <table:table-cell table:style-name="ce12" office:value-type="date" office:date-value="2001-05-01" calcext:value-type="date">
            <text:p>05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14]" office:value-type="float" office:value="10000" calcext:value-type="float">
            <text:p>$10,000</text:p>
          </table:table-cell>
          <table:table-cell table:style-name="ce18" table:formula="of:=IF([.I14]=0;0;([.$B$2]*[.G14]+([.$B$2]-[.I14])*([.$C$2]-[.G14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table:formula="of:=+[.A14]+1" office:value-type="float" office:value="12" calcext:value-type="float">
            <text:p>12</text:p>
          </table:table-cell>
          <table:table-cell table:style-name="ce12" office:value-type="date" office:date-value="1999-12-01" calcext:value-type="date">
            <text:p>12/01/99</text:p>
          </table:table-cell>
          <table:table-cell table:style-name="ce18" office:value-type="float" office:value="2150" calcext:value-type="float">
            <text:p>$2,150</text:p>
          </table:table-cell>
          <table:table-cell table:style-name="ce18" table:formula="of:=+[.$B$2]-[.C15]" office:value-type="float" office:value="7850" calcext:value-type="float">
            <text:p>$7,850</text:p>
          </table:table-cell>
          <table:table-cell table:style-name="ce18" table:formula="of:=IF([.C15]=0;0;([.$B$2]*[.A15]+([.$B$2]-[.C15])*([.$C$2]-[.A15])))" office:value-type="float" office:value="308400" calcext:value-type="float">
            <text:p>$308,400</text:p>
          </table:table-cell>
          <table:table-cell table:style-name="ce23" office:value-type="string" calcext:value-type="string">
            <text:p>阿賢</text:p>
          </table:table-cell>
          <table:table-cell table:style-name="ce5" table:formula="of:=+[.G14]+1" office:value-type="float" office:value="30" calcext:value-type="float">
            <text:p>30</text:p>
          </table:table-cell>
          <table:table-cell table:style-name="ce12" office:value-type="date" office:date-value="2001-06-01" calcext:value-type="date">
            <text:p>06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15]" office:value-type="float" office:value="10000" calcext:value-type="float">
            <text:p>$10,000</text:p>
          </table:table-cell>
          <table:table-cell table:style-name="ce18" table:formula="of:=IF([.I15]=0;0;([.$B$2]*[.G15]+([.$B$2]-[.I15])*([.$C$2]-[.G15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table:formula="of:=+[.A15]+1" office:value-type="float" office:value="13" calcext:value-type="float">
            <text:p>13</text:p>
          </table:table-cell>
          <table:table-cell table:style-name="ce12" office:value-type="date" office:date-value="2000-01-01" calcext:value-type="date">
            <text:p>01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C16]" office:value-type="float" office:value="8000" calcext:value-type="float">
            <text:p>$8,000</text:p>
          </table:table-cell>
          <table:table-cell table:style-name="ce18" table:formula="of:=IF([.C16]=0;0;([.$B$2]*[.A16]+([.$B$2]-[.C16])*([.$C$2]-[.A16])))" office:value-type="float" office:value="314000" calcext:value-type="float">
            <text:p>$314,000</text:p>
          </table:table-cell>
          <table:table-cell table:style-name="ce23" office:value-type="string" calcext:value-type="string">
            <text:p>阿雅</text:p>
          </table:table-cell>
          <table:table-cell table:style-name="ce5" table:formula="of:=+[.G15]+1" office:value-type="float" office:value="31" calcext:value-type="float">
            <text:p>31</text:p>
          </table:table-cell>
          <table:table-cell table:style-name="ce12" office:value-type="date" office:date-value="2001-07-01" calcext:value-type="date">
            <text:p>07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16]" office:value-type="float" office:value="10000" calcext:value-type="float">
            <text:p>$10,000</text:p>
          </table:table-cell>
          <table:table-cell table:style-name="ce18" table:formula="of:=IF([.I16]=0;0;([.$B$2]*[.G16]+([.$B$2]-[.I16])*([.$C$2]-[.G16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table:formula="of:=+[.A16]+1" office:value-type="float" office:value="14" calcext:value-type="float">
            <text:p>14</text:p>
          </table:table-cell>
          <table:table-cell table:style-name="ce12" office:value-type="date" office:date-value="2000-02-01" calcext:value-type="date">
            <text:p>02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C17]" office:value-type="float" office:value="8000" calcext:value-type="float">
            <text:p>$8,000</text:p>
          </table:table-cell>
          <table:table-cell table:style-name="ce18" table:formula="of:=IF([.C17]=0;0;([.$B$2]*[.A17]+([.$B$2]-[.C17])*([.$C$2]-[.A17])))" office:value-type="float" office:value="316000" calcext:value-type="float">
            <text:p>$316,000</text:p>
          </table:table-cell>
          <table:table-cell table:style-name="ce23" office:value-type="string" calcext:value-type="string">
            <text:p>順子</text:p>
          </table:table-cell>
          <table:table-cell table:style-name="ce5" table:formula="of:=+[.G16]+1" office:value-type="float" office:value="32" calcext:value-type="float">
            <text:p>32</text:p>
          </table:table-cell>
          <table:table-cell table:style-name="ce12" office:value-type="date" office:date-value="2001-08-01" calcext:value-type="date">
            <text:p>08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17]" office:value-type="float" office:value="10000" calcext:value-type="float">
            <text:p>$10,000</text:p>
          </table:table-cell>
          <table:table-cell table:style-name="ce18" table:formula="of:=IF([.I17]=0;0;([.$B$2]*[.G17]+([.$B$2]-[.I17])*([.$C$2]-[.G17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table:formula="of:=+[.A17]+1" office:value-type="float" office:value="15" calcext:value-type="float">
            <text:p>15</text:p>
          </table:table-cell>
          <table:table-cell table:style-name="ce12" office:value-type="date" office:date-value="2000-03-01" calcext:value-type="date">
            <text:p>03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C18]" office:value-type="float" office:value="8000" calcext:value-type="float">
            <text:p>$8,000</text:p>
          </table:table-cell>
          <table:table-cell table:style-name="ce18" table:formula="of:=IF([.C18]=0;0;([.$B$2]*[.A18]+([.$B$2]-[.C18])*([.$C$2]-[.A18])))" office:value-type="float" office:value="318000" calcext:value-type="float">
            <text:p>$318,000</text:p>
          </table:table-cell>
          <table:table-cell table:style-name="ce23" office:value-type="string" calcext:value-type="string">
            <text:p>小天</text:p>
          </table:table-cell>
          <table:table-cell table:style-name="ce5" table:formula="of:=+[.G17]+1" office:value-type="float" office:value="33" calcext:value-type="float">
            <text:p>33</text:p>
          </table:table-cell>
          <table:table-cell table:style-name="ce12" office:value-type="date" office:date-value="2001-09-01" calcext:value-type="date">
            <text:p>09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18]" office:value-type="float" office:value="10000" calcext:value-type="float">
            <text:p>$10,000</text:p>
          </table:table-cell>
          <table:table-cell table:style-name="ce18" table:formula="of:=IF([.I18]=0;0;([.$B$2]*[.G18]+([.$B$2]-[.I18])*([.$C$2]-[.G18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table:formula="of:=+[.A18]+1" office:value-type="float" office:value="16" calcext:value-type="float">
            <text:p>16</text:p>
          </table:table-cell>
          <table:table-cell table:style-name="ce12" office:value-type="date" office:date-value="2000-04-01" calcext:value-type="date">
            <text:p>04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C19]" office:value-type="float" office:value="8000" calcext:value-type="float">
            <text:p>$8,000</text:p>
          </table:table-cell>
          <table:table-cell table:style-name="ce18" table:formula="of:=IF([.C19]=0;0;([.$B$2]*[.A19]+([.$B$2]-[.C19])*([.$C$2]-[.A19])))" office:value-type="float" office:value="320000" calcext:value-type="float">
            <text:p>$320,000</text:p>
          </table:table-cell>
          <table:table-cell table:style-name="ce23" office:value-type="string" calcext:value-type="string">
            <text:p>佩姍</text:p>
          </table:table-cell>
          <table:table-cell table:style-name="ce5" table:formula="of:=+[.G18]+1" office:value-type="float" office:value="34" calcext:value-type="float">
            <text:p>34</text:p>
          </table:table-cell>
          <table:table-cell table:style-name="ce12" office:value-type="date" office:date-value="2001-10-01" calcext:value-type="date">
            <text:p>10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19]" office:value-type="float" office:value="10000" calcext:value-type="float">
            <text:p>$10,000</text:p>
          </table:table-cell>
          <table:table-cell table:style-name="ce18" table:formula="of:=IF([.I19]=0;0;([.$B$2]*[.G19]+([.$B$2]-[.I19])*([.$C$2]-[.G19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table:formula="of:=+[.A19]+1" office:value-type="float" office:value="17" calcext:value-type="float">
            <text:p>17</text:p>
          </table:table-cell>
          <table:table-cell table:style-name="ce12" office:value-type="date" office:date-value="2000-05-01" calcext:value-type="date">
            <text:p>05/01/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table:formula="of:=+[.$B$2]-[.C20]" office:value-type="float" office:value="8000" calcext:value-type="float">
            <text:p>$8,000</text:p>
          </table:table-cell>
          <table:table-cell table:style-name="ce18" table:formula="of:=IF([.C20]=0;0;([.$B$2]*[.A20]+([.$B$2]-[.C20])*([.$C$2]-[.A20])))" office:value-type="float" office:value="322000" calcext:value-type="float">
            <text:p>$322,000</text:p>
          </table:table-cell>
          <table:table-cell table:style-name="ce23" office:value-type="string" calcext:value-type="string">
            <text:p>儂儂</text:p>
          </table:table-cell>
          <table:table-cell table:style-name="ce5" table:formula="of:=+[.G19]+1" office:value-type="float" office:value="35" calcext:value-type="float">
            <text:p>35</text:p>
          </table:table-cell>
          <table:table-cell table:style-name="ce12" office:value-type="date" office:date-value="2001-11-01" calcext:value-type="date">
            <text:p>11/01/01</text:p>
          </table:table-cell>
          <table:table-cell table:style-name="ce18" office:value-type="float" office:value="0" calcext:value-type="float">
            <text:p>$0</text:p>
          </table:table-cell>
          <table:table-cell table:style-name="ce18" table:formula="of:=+[.$B$2]-[.I20]" office:value-type="float" office:value="10000" calcext:value-type="float">
            <text:p>$10,000</text:p>
          </table:table-cell>
          <table:table-cell table:style-name="ce18" table:formula="of:=IF([.I20]=0;0;([.$B$2]*[.G20]+([.$B$2]-[.I20])*([.$C$2]-[.G20])))" office:value-type="float" office:value="0" calcext:value-type="float">
            <text:p>$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6" table:formula="of:=+[.A20]+1" office:value-type="float" office:value="18" calcext:value-type="float">
            <text:p>18</text:p>
          </table:table-cell>
          <table:table-cell table:style-name="ce13" office:value-type="date" office:date-value="2000-06-01" calcext:value-type="date">
            <text:p>06/01/00</text:p>
          </table:table-cell>
          <table:table-cell table:style-name="ce19" office:value-type="float" office:value="2000" calcext:value-type="float">
            <text:p>$2,000</text:p>
          </table:table-cell>
          <table:table-cell table:style-name="ce19" table:formula="of:=+[.$B$2]-[.C21]" office:value-type="float" office:value="8000" calcext:value-type="float">
            <text:p>$8,000</text:p>
          </table:table-cell>
          <table:table-cell table:style-name="ce19" table:formula="of:=IF([.C21]=0;0;([.$B$2]*[.A21]+([.$B$2]-[.C21])*([.$C$2]-[.A21])))" office:value-type="float" office:value="324000" calcext:value-type="float">
            <text:p>$324,000</text:p>
          </table:table-cell>
          <table:table-cell table:style-name="ce24" office:value-type="string" calcext:value-type="string">
            <text:p>理髮店</text:p>
          </table:table-cell>
          <table:table-cell table:style-name="ce27" table:formula="of:=+[.G20]+1" office:value-type="float" office:value="36" calcext:value-type="float">
            <text:p>36</text:p>
          </table:table-cell>
          <table:table-cell table:style-name="ce30" office:value-type="date" office:date-value="2001-12-01" calcext:value-type="date">
            <text:p>12/01/01</text:p>
          </table:table-cell>
          <table:table-cell table:style-name="ce32" office:value-type="float" office:value="0" calcext:value-type="float">
            <text:p>$0</text:p>
          </table:table-cell>
          <table:table-cell table:style-name="ce32" table:formula="of:=+[.$B$2]-[.I21]" office:value-type="float" office:value="10000" calcext:value-type="float">
            <text:p>$10,000</text:p>
          </table:table-cell>
          <table:table-cell table:style-name="ce32" table:formula="of:=IF([.I21]=0;0;([.$B$2]*[.G21]+([.$B$2]-[.I21])*([.$C$2]-[.G21])))" office:value-type="float" office:value="0" calcext:value-type="float">
            <text:p>$0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6"/>
          <table:table-cell table:style-name="ce28" office:value-type="string" calcext:value-type="string">
            <text:p><text:s/></text:p>
          </table:table-cell>
          <table:table-cell table:style-name="ce31"/>
          <table:table-cell table:style-name="ce33" office:value-type="string" calcext:value-type="string">
            <text:p>合計：</text:p>
          </table:table-cell>
          <table:table-cell table:style-name="ce34" table:formula="of:=SUM([.D4:.D21])+SUM([.J4:.J21])" office:value-type="float" office:value="315350" calcext:value-type="float">
            <text:p>$315,350</text:p>
          </table:table-cell>
          <table:table-cell table:style-name="ce36" office:value-type="string" calcext:value-type="string">
            <text:p><text:s/></text:p>
          </table:table-cell>
          <table:table-cell table:style-name="ce40"/>
          <table:table-cell table:number-columns-repeated="1012"/>
        </table:table-row>
        <table:table-row table:style-name="ro1" table:number-rows-repeated="15">
          <table:table-cell table:number-columns-repeated="6"/>
          <table:table-cell table:style-name="ce29" table:number-columns-repeated="4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之會" table:style-name="ta2">
        <table:table-column table:style-name="co8" table:default-cell-style-name="ce47"/>
        <table:table-column table:style-name="co9" table:default-cell-style-name="ce54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2" table:default-cell-style-name="ce47"/>
        <table:table-column table:style-name="co1" table:default-cell-style-name="ce47"/>
        <table:table-column table:style-name="co13" table:default-cell-style-name="ce47"/>
        <table:table-column table:style-name="co12" table:default-cell-style-name="ce47"/>
        <table:table-column table:style-name="co5" table:default-cell-style-name="ce47"/>
        <table:table-column table:style-name="co14" table:default-cell-style-name="ce47"/>
        <table:table-column table:style-name="co6" table:default-cell-style-name="ce47"/>
        <table:table-column table:style-name="co7" table:number-columns-repeated="1012" table:default-cell-style-name="Default"/>
        <table:table-row table:style-name="ro2">
          <table:table-cell table:style-name="ce41" office:value-type="string" calcext:value-type="string">
            <text:p>會 名</text:p>
          </table:table-cell>
          <table:table-cell table:style-name="ce48" office:value-type="string" calcext:value-type="string">
            <text:p>會款金額</text:p>
          </table:table-cell>
          <table:table-cell table:style-name="ce48" office:value-type="string" calcext:value-type="string">
            <text:p>總期</text:p>
          </table:table-cell>
          <table:table-cell table:style-name="ce48" office:value-type="string" calcext:value-type="string">
            <text:p>現期</text:p>
          </table:table-cell>
          <table:table-cell table:style-name="ce48" office:value-type="string" calcext:value-type="string">
            <text:p>平均標金</text:p>
          </table:table-cell>
          <table:table-cell table:style-name="ce48" office:value-type="string" calcext:value-type="string">
            <text:p>實際標金</text:p>
          </table:table-cell>
          <table:table-cell table:style-name="ce64"/>
          <table:table-cell table:style-name="ce48" office:value-type="string" calcext:value-type="string">
            <text:p>得標期數</text:p>
          </table:table-cell>
          <table:table-cell table:style-name="ce48" office:value-type="string" calcext:value-type="string">
            <text:p>得標金額</text:p>
          </table:table-cell>
          <table:table-cell table:style-name="ce48" office:value-type="string" calcext:value-type="string">
            <text:p>死會餘納款</text:p>
          </table:table-cell>
          <table:table-cell table:style-name="ce48" office:value-type="string" calcext:value-type="string">
            <text:p>賺取利息</text:p>
          </table:table-cell>
          <table:table-cell table:style-name="ce78" office:value-type="string" calcext:value-type="string">
            <text:p>利潤率</text:p>
          </table:table-cell>
          <table:table-cell table:style-name="ce20" table:number-columns-repeated="1012"/>
        </table:table-row>
        <table:table-row table:style-name="ro3">
          <table:table-cell table:style-name="ce42" office:value-type="string" calcext:value-type="string">
            <text:p>BBB</text:p>
          </table:table-cell>
          <table:table-cell table:style-name="ce49" office:value-type="float" office:value="20000" calcext:value-type="float">
            <text:p>$20,00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41" calcext:value-type="float">
            <text:p>41</text:p>
          </table:table-cell>
          <table:table-cell table:style-name="ce49" table:formula="of:=(SUM([.C4:.C28])+SUM([.I4:.I28]))/[.D2]" office:value-type="float" office:value="3019.51219512195" calcext:value-type="float">
            <text:p>$3,020</text:p>
          </table:table-cell>
          <table:table-cell table:style-name="ce49" office:value-type="float" office:value="2800" calcext:value-type="float">
            <text:p>$2,800</text:p>
          </table:table-cell>
          <table:table-cell table:style-name="ce65"/>
          <table:table-cell table:style-name="ce55" office:value-type="float" office:value="41" calcext:value-type="float">
            <text:p>41</text:p>
          </table:table-cell>
          <table:table-cell table:style-name="ce49" table:formula="of:=([.B2]*([.H2])+([.B2]-[.F2])*([.C2]-[.H2]))" office:value-type="float" office:value="974800" calcext:value-type="float">
            <text:p>$974,800</text:p>
          </table:table-cell>
          <table:table-cell table:style-name="ce49" table:formula="of:=[.B2]*([.C2]-[.D2])" office:value-type="float" office:value="180000" calcext:value-type="float">
            <text:p>$180,000</text:p>
          </table:table-cell>
          <table:table-cell table:style-name="ce49" table:formula="of:=[.I2]-[.J29]" office:value-type="float" office:value="98600" calcext:value-type="float">
            <text:p>$98,600</text:p>
          </table:table-cell>
          <table:table-cell table:style-name="ce79" table:formula="of:=[.K2]/[.J29]" office:value-type="percentage" office:value="0.112531385528418" calcext:value-type="percentage">
            <text:p>11.25%</text:p>
          </table:table-cell>
          <table:table-cell table:style-name="ce20" table:number-columns-repeated="1012"/>
        </table:table-row>
        <table:table-row table:style-name="ro4">
          <table:table-cell table:style-name="ce43" office:value-type="string" calcext:value-type="string">
            <text:p>會期</text:p>
          </table:table-cell>
          <table:table-cell table:style-name="ce50" office:value-type="string" calcext:value-type="string">
            <text:p>開標日期</text:p>
          </table:table-cell>
          <table:table-cell table:style-name="ce56" office:value-type="string" calcext:value-type="string">
            <text:p>標 <text:s text:c="6"/>金</text:p>
          </table:table-cell>
          <table:table-cell table:style-name="ce56" office:value-type="string" calcext:value-type="string">
            <text:p>繳納會款</text:p>
          </table:table-cell>
          <table:table-cell table:style-name="ce56" office:value-type="string" calcext:value-type="string">
            <text:p>得標總額</text:p>
          </table:table-cell>
          <table:table-cell table:style-name="ce60" office:value-type="string" calcext:value-type="string">
            <text:p>得標者</text:p>
          </table:table-cell>
          <table:table-cell table:style-name="ce43" office:value-type="string" calcext:value-type="string">
            <text:p>會期</text:p>
          </table:table-cell>
          <table:table-cell table:style-name="ce50" office:value-type="string" calcext:value-type="string">
            <text:p>開標日期</text:p>
          </table:table-cell>
          <table:table-cell table:style-name="ce56" office:value-type="string" calcext:value-type="string">
            <text:p>標 <text:s text:c="6"/>金</text:p>
          </table:table-cell>
          <table:table-cell table:style-name="ce56" office:value-type="string" calcext:value-type="string">
            <text:p>繳納會款</text:p>
          </table:table-cell>
          <table:table-cell table:style-name="ce56" office:value-type="string" calcext:value-type="string">
            <text:p>得標總額</text:p>
          </table:table-cell>
          <table:table-cell table:style-name="ce60" office:value-type="string" calcext:value-type="string">
            <text:p>得標者</text:p>
          </table:table-cell>
          <table:table-cell table:style-name="ce20" table:number-columns-repeated="1012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51" office:value-type="date" office:date-value="1999-01-01" calcext:value-type="date">
            <text:p>01/01/99</text:p>
          </table:table-cell>
          <table:table-cell table:style-name="ce57" office:value-type="float" office:value="0" calcext:value-type="float">
            <text:p>$0</text:p>
          </table:table-cell>
          <table:table-cell table:style-name="ce57" table:formula="of:=+[.$B$2]-[.C4]" office:value-type="float" office:value="20000" calcext:value-type="float">
            <text:p>$20,000</text:p>
          </table:table-cell>
          <table:table-cell table:style-name="ce57" table:formula="of:=([.$B$2]*([.A4])+([.$B$2]-[.C4])*([.$C$2]-[.A4]))" office:value-type="float" office:value="1000000" calcext:value-type="float">
            <text:p>$1,000,000</text:p>
          </table:table-cell>
          <table:table-cell table:style-name="ce61" office:value-type="string" calcext:value-type="string">
            <text:p>會首</text:p>
          </table:table-cell>
          <table:table-cell table:style-name="ce66" office:value-type="float" office:value="26" calcext:value-type="float">
            <text:p>26</text:p>
          </table:table-cell>
          <table:table-cell table:style-name="ce70" office:value-type="date" office:date-value="2000-07-01" calcext:value-type="date">
            <text:p>07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75" table:formula="of:=+[.$B$2]-[.I4]" office:value-type="float" office:value="17000" calcext:value-type="float">
            <text:p>$17,000</text:p>
          </table:table-cell>
          <table:table-cell table:style-name="ce75" table:formula="of:=IF([.I4]=0;0;([.$B$2]*[.G4]+([.$B$2]-[.I4])*([.$C$2]-[.G4])))" office:value-type="float" office:value="928000" calcext:value-type="float">
            <text:p>$928,000</text:p>
          </table:table-cell>
          <table:table-cell table:style-name="ce80" office:value-type="string" calcext:value-type="string">
            <text:p>柱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4]+1" office:value-type="float" office:value="2" calcext:value-type="float">
            <text:p>2</text:p>
          </table:table-cell>
          <table:table-cell table:style-name="ce52" office:value-type="date" office:date-value="1999-02-01" calcext:value-type="date">
            <text:p>02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5]" office:value-type="float" office:value="16800" calcext:value-type="float">
            <text:p>$16,800</text:p>
          </table:table-cell>
          <table:table-cell table:style-name="ce58" table:formula="of:=IF([.C5]=0;0;([.$B$2]*[.A5]+([.$B$2]-[.C5])*([.$C$2]-[.A5])))" office:value-type="float" office:value="846400" calcext:value-type="float">
            <text:p>$846,400</text:p>
          </table:table-cell>
          <table:table-cell table:style-name="ce62" office:value-type="string" calcext:value-type="string">
            <text:p>林先生</text:p>
          </table:table-cell>
          <table:table-cell table:style-name="ce67" table:formula="of:=+[.G4]+1" office:value-type="float" office:value="27" calcext:value-type="float">
            <text:p>27</text:p>
          </table:table-cell>
          <table:table-cell table:style-name="ce71" office:value-type="date" office:date-value="2000-08-01" calcext:value-type="date">
            <text:p>08/01/00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73" table:formula="of:=+[.$B$2]-[.I5]" office:value-type="float" office:value="16900" calcext:value-type="float">
            <text:p>$16,900</text:p>
          </table:table-cell>
          <table:table-cell table:style-name="ce73" table:formula="of:=IF([.I5]=0;0;([.$B$2]*[.G5]+([.$B$2]-[.I5])*([.$C$2]-[.G5])))" office:value-type="float" office:value="928700" calcext:value-type="float">
            <text:p>$928,700</text:p>
          </table:table-cell>
          <table:table-cell table:style-name="ce81" office:value-type="string" calcext:value-type="string">
            <text:p>老李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5]+1" office:value-type="float" office:value="3" calcext:value-type="float">
            <text:p>3</text:p>
          </table:table-cell>
          <table:table-cell table:style-name="ce52" office:value-type="date" office:date-value="1999-03-01" calcext:value-type="date">
            <text:p>03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6]" office:value-type="float" office:value="16800" calcext:value-type="float">
            <text:p>$16,800</text:p>
          </table:table-cell>
          <table:table-cell table:style-name="ce58" table:formula="of:=IF([.C6]=0;0;([.$B$2]*[.A6]+([.$B$2]-[.C6])*([.$C$2]-[.A6])))" office:value-type="float" office:value="849600" calcext:value-type="float">
            <text:p>$849,600</text:p>
          </table:table-cell>
          <table:table-cell table:style-name="ce62" office:value-type="string" calcext:value-type="string">
            <text:p>葉太太 </text:p>
          </table:table-cell>
          <table:table-cell table:style-name="ce67" table:formula="of:=+[.G5]+1" office:value-type="float" office:value="28" calcext:value-type="float">
            <text:p>28</text:p>
          </table:table-cell>
          <table:table-cell table:style-name="ce71" office:value-type="date" office:date-value="2000-09-01" calcext:value-type="date">
            <text:p>09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73" table:formula="of:=+[.$B$2]-[.I6]" office:value-type="float" office:value="17000" calcext:value-type="float">
            <text:p>$17,000</text:p>
          </table:table-cell>
          <table:table-cell table:style-name="ce73" table:formula="of:=IF([.I6]=0;0;([.$B$2]*[.G6]+([.$B$2]-[.I6])*([.$C$2]-[.G6])))" office:value-type="float" office:value="934000" calcext:value-type="float">
            <text:p>$934,000</text:p>
          </table:table-cell>
          <table:table-cell table:style-name="ce81" office:value-type="string" calcext:value-type="string">
            <text:p>孫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6]+1" office:value-type="float" office:value="4" calcext:value-type="float">
            <text:p>4</text:p>
          </table:table-cell>
          <table:table-cell table:style-name="ce52" office:value-type="date" office:date-value="1999-04-01" calcext:value-type="date">
            <text:p>04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7]" office:value-type="float" office:value="16800" calcext:value-type="float">
            <text:p>$16,800</text:p>
          </table:table-cell>
          <table:table-cell table:style-name="ce58" table:formula="of:=IF([.C7]=0;0;([.$B$2]*[.A7]+([.$B$2]-[.C7])*([.$C$2]-[.A7])))" office:value-type="float" office:value="852800" calcext:value-type="float">
            <text:p>$852,800</text:p>
          </table:table-cell>
          <table:table-cell table:style-name="ce62" office:value-type="string" calcext:value-type="string">
            <text:p>趙小姐</text:p>
          </table:table-cell>
          <table:table-cell table:style-name="ce67" table:formula="of:=+[.G6]+1" office:value-type="float" office:value="29" calcext:value-type="float">
            <text:p>29</text:p>
          </table:table-cell>
          <table:table-cell table:style-name="ce71" office:value-type="date" office:date-value="2000-10-01" calcext:value-type="date">
            <text:p>10/01/00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73" table:formula="of:=+[.$B$2]-[.I7]" office:value-type="float" office:value="16800" calcext:value-type="float">
            <text:p>$16,800</text:p>
          </table:table-cell>
          <table:table-cell table:style-name="ce73" table:formula="of:=IF([.I7]=0;0;([.$B$2]*[.G7]+([.$B$2]-[.I7])*([.$C$2]-[.G7])))" office:value-type="float" office:value="932800" calcext:value-type="float">
            <text:p>$932,800</text:p>
          </table:table-cell>
          <table:table-cell table:style-name="ce81" office:value-type="string" calcext:value-type="string">
            <text:p>郭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7]+1" office:value-type="float" office:value="5" calcext:value-type="float">
            <text:p>5</text:p>
          </table:table-cell>
          <table:table-cell table:style-name="ce52" office:value-type="date" office:date-value="1999-05-01" calcext:value-type="date">
            <text:p>05/01/99</text:p>
          </table:table-cell>
          <table:table-cell table:style-name="ce58" office:value-type="float" office:value="3500" calcext:value-type="float">
            <text:p>$3,500</text:p>
          </table:table-cell>
          <table:table-cell table:style-name="ce58" table:formula="of:=+[.$B$2]-[.C8]" office:value-type="float" office:value="16500" calcext:value-type="float">
            <text:p>$16,500</text:p>
          </table:table-cell>
          <table:table-cell table:style-name="ce58" table:formula="of:=IF([.C8]=0;0;([.$B$2]*[.A8]+([.$B$2]-[.C8])*([.$C$2]-[.A8])))" office:value-type="float" office:value="842500" calcext:value-type="float">
            <text:p>$842,500</text:p>
          </table:table-cell>
          <table:table-cell table:style-name="ce62" office:value-type="string" calcext:value-type="string">
            <text:p>小劉</text:p>
          </table:table-cell>
          <table:table-cell table:style-name="ce67" table:formula="of:=+[.G7]+1" office:value-type="float" office:value="30" calcext:value-type="float">
            <text:p>30</text:p>
          </table:table-cell>
          <table:table-cell table:style-name="ce71" office:value-type="date" office:date-value="2000-11-01" calcext:value-type="date">
            <text:p>11/01/00</text:p>
          </table:table-cell>
          <table:table-cell table:style-name="ce58" office:value-type="float" office:value="3400" calcext:value-type="float">
            <text:p>$3,400</text:p>
          </table:table-cell>
          <table:table-cell table:style-name="ce73" table:formula="of:=+[.$B$2]-[.I8]" office:value-type="float" office:value="16600" calcext:value-type="float">
            <text:p>$16,600</text:p>
          </table:table-cell>
          <table:table-cell table:style-name="ce73" table:formula="of:=IF([.I8]=0;0;([.$B$2]*[.G8]+([.$B$2]-[.I8])*([.$C$2]-[.G8])))" office:value-type="float" office:value="932000" calcext:value-type="float">
            <text:p>$932,000</text:p>
          </table:table-cell>
          <table:table-cell table:style-name="ce81" office:value-type="string" calcext:value-type="string">
            <text:p>藥局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8]+1" office:value-type="float" office:value="6" calcext:value-type="float">
            <text:p>6</text:p>
          </table:table-cell>
          <table:table-cell table:style-name="ce52" office:value-type="date" office:date-value="1999-06-01" calcext:value-type="date">
            <text:p>06/01/99</text:p>
          </table:table-cell>
          <table:table-cell table:style-name="ce58" office:value-type="float" office:value="3300" calcext:value-type="float">
            <text:p>$3,300</text:p>
          </table:table-cell>
          <table:table-cell table:style-name="ce58" table:formula="of:=+[.$B$2]-[.C9]" office:value-type="float" office:value="16700" calcext:value-type="float">
            <text:p>$16,700</text:p>
          </table:table-cell>
          <table:table-cell table:style-name="ce58" table:formula="of:=IF([.C9]=0;0;([.$B$2]*[.A9]+([.$B$2]-[.C9])*([.$C$2]-[.A9])))" office:value-type="float" office:value="854800" calcext:value-type="float">
            <text:p>$854,800</text:p>
          </table:table-cell>
          <table:table-cell table:style-name="ce62" office:value-type="string" calcext:value-type="string">
            <text:p>古太太</text:p>
          </table:table-cell>
          <table:table-cell table:style-name="ce67" table:formula="of:=+[.G8]+1" office:value-type="float" office:value="31" calcext:value-type="float">
            <text:p>31</text:p>
          </table:table-cell>
          <table:table-cell table:style-name="ce71" office:value-type="date" office:date-value="2000-12-01" calcext:value-type="date">
            <text:p>12/01/00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73" table:formula="of:=+[.$B$2]-[.I9]" office:value-type="float" office:value="16900" calcext:value-type="float">
            <text:p>$16,900</text:p>
          </table:table-cell>
          <table:table-cell table:style-name="ce73" table:formula="of:=IF([.I9]=0;0;([.$B$2]*[.G9]+([.$B$2]-[.I9])*([.$C$2]-[.G9])))" office:value-type="float" office:value="941100" calcext:value-type="float">
            <text:p>$941,100</text:p>
          </table:table-cell>
          <table:table-cell table:style-name="ce81" office:value-type="string" calcext:value-type="string">
            <text:p>胡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9]+1" office:value-type="float" office:value="7" calcext:value-type="float">
            <text:p>7</text:p>
          </table:table-cell>
          <table:table-cell table:style-name="ce52" office:value-type="date" office:date-value="1999-07-01" calcext:value-type="date">
            <text:p>07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10]" office:value-type="float" office:value="16800" calcext:value-type="float">
            <text:p>$16,800</text:p>
          </table:table-cell>
          <table:table-cell table:style-name="ce58" table:formula="of:=IF([.C10]=0;0;([.$B$2]*[.A10]+([.$B$2]-[.C10])*([.$C$2]-[.A10])))" office:value-type="float" office:value="862400" calcext:value-type="float">
            <text:p>$862,4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9]+1" office:value-type="float" office:value="32" calcext:value-type="float">
            <text:p>32</text:p>
          </table:table-cell>
          <table:table-cell table:style-name="ce71" office:value-type="date" office:date-value="2001-01-01" calcext:value-type="date">
            <text:p>01/01/01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73" table:formula="of:=+[.$B$2]-[.I10]" office:value-type="float" office:value="17000" calcext:value-type="float">
            <text:p>$17,000</text:p>
          </table:table-cell>
          <table:table-cell table:style-name="ce73" table:formula="of:=IF([.I10]=0;0;([.$B$2]*[.G10]+([.$B$2]-[.I10])*([.$C$2]-[.G10])))" office:value-type="float" office:value="946000" calcext:value-type="float">
            <text:p>$946,000</text:p>
          </table:table-cell>
          <table:table-cell table:style-name="ce81" office:value-type="string" calcext:value-type="string">
            <text:p>廖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0]+1" office:value-type="float" office:value="8" calcext:value-type="float">
            <text:p>8</text:p>
          </table:table-cell>
          <table:table-cell table:style-name="ce52" office:value-type="date" office:date-value="1999-08-01" calcext:value-type="date">
            <text:p>08/01/99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58" table:formula="of:=+[.$B$2]-[.C11]" office:value-type="float" office:value="16900" calcext:value-type="float">
            <text:p>$16,900</text:p>
          </table:table-cell>
          <table:table-cell table:style-name="ce58" table:formula="of:=IF([.C11]=0;0;([.$B$2]*[.A11]+([.$B$2]-[.C11])*([.$C$2]-[.A11])))" office:value-type="float" office:value="869800" calcext:value-type="float">
            <text:p>$869,8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10]+1" office:value-type="float" office:value="33" calcext:value-type="float">
            <text:p>33</text:p>
          </table:table-cell>
          <table:table-cell table:style-name="ce71" office:value-type="date" office:date-value="2001-02-01" calcext:value-type="date">
            <text:p>02/01/01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73" table:formula="of:=+[.$B$2]-[.I11]" office:value-type="float" office:value="16900" calcext:value-type="float">
            <text:p>$16,900</text:p>
          </table:table-cell>
          <table:table-cell table:style-name="ce73" table:formula="of:=IF([.I11]=0;0;([.$B$2]*[.G11]+([.$B$2]-[.I11])*([.$C$2]-[.G11])))" office:value-type="float" office:value="947300" calcext:value-type="float">
            <text:p>$947,300</text:p>
          </table:table-cell>
          <table:table-cell table:style-name="ce81" office:value-type="string" calcext:value-type="string">
            <text:p>傅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1]+1" office:value-type="float" office:value="9" calcext:value-type="float">
            <text:p>9</text:p>
          </table:table-cell>
          <table:table-cell table:style-name="ce52" office:value-type="date" office:date-value="1999-09-01" calcext:value-type="date">
            <text:p>09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12]" office:value-type="float" office:value="16800" calcext:value-type="float">
            <text:p>$16,800</text:p>
          </table:table-cell>
          <table:table-cell table:style-name="ce58" table:formula="of:=IF([.C12]=0;0;([.$B$2]*[.A12]+([.$B$2]-[.C12])*([.$C$2]-[.A12])))" office:value-type="float" office:value="868800" calcext:value-type="float">
            <text:p>$868,8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11]+1" office:value-type="float" office:value="34" calcext:value-type="float">
            <text:p>34</text:p>
          </table:table-cell>
          <table:table-cell table:style-name="ce71" office:value-type="date" office:date-value="2001-03-01" calcext:value-type="date">
            <text:p>03/01/01</text:p>
          </table:table-cell>
          <table:table-cell table:style-name="ce58" office:value-type="float" office:value="2900" calcext:value-type="float">
            <text:p>$2,900</text:p>
          </table:table-cell>
          <table:table-cell table:style-name="ce73" table:formula="of:=+[.$B$2]-[.I12]" office:value-type="float" office:value="17100" calcext:value-type="float">
            <text:p>$17,100</text:p>
          </table:table-cell>
          <table:table-cell table:style-name="ce73" table:formula="of:=IF([.I12]=0;0;([.$B$2]*[.G12]+([.$B$2]-[.I12])*([.$C$2]-[.G12])))" office:value-type="float" office:value="953600" calcext:value-type="float">
            <text:p>$953,600</text:p>
          </table:table-cell>
          <table:table-cell table:style-name="ce81" office:value-type="string" calcext:value-type="string">
            <text:p>小秦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2]+1" office:value-type="float" office:value="10" calcext:value-type="float">
            <text:p>10</text:p>
          </table:table-cell>
          <table:table-cell table:style-name="ce52" office:value-type="date" office:date-value="1999-10-01" calcext:value-type="date">
            <text:p>10/01/99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58" table:formula="of:=+[.$B$2]-[.C13]" office:value-type="float" office:value="16900" calcext:value-type="float">
            <text:p>$16,900</text:p>
          </table:table-cell>
          <table:table-cell table:style-name="ce58" table:formula="of:=IF([.C13]=0;0;([.$B$2]*[.A13]+([.$B$2]-[.C13])*([.$C$2]-[.A13])))" office:value-type="float" office:value="876000" calcext:value-type="float">
            <text:p>$876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12]+1" office:value-type="float" office:value="35" calcext:value-type="float">
            <text:p>35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2600" calcext:value-type="float">
            <text:p>$2,600</text:p>
          </table:table-cell>
          <table:table-cell table:style-name="ce73" table:formula="of:=+[.$B$2]-[.I13]" office:value-type="float" office:value="17400" calcext:value-type="float">
            <text:p>$17,400</text:p>
          </table:table-cell>
          <table:table-cell table:style-name="ce73" table:formula="of:=IF([.I13]=0;0;([.$B$2]*[.G13]+([.$B$2]-[.I13])*([.$C$2]-[.G13])))" office:value-type="float" office:value="961000" calcext:value-type="float">
            <text:p>$961,000</text:p>
          </table:table-cell>
          <table:table-cell table:style-name="ce62" office:value-type="string" calcext:value-type="string">
            <text:p>小妹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3]+1" office:value-type="float" office:value="11" calcext:value-type="float">
            <text:p>11</text:p>
          </table:table-cell>
          <table:table-cell table:style-name="ce52" office:value-type="date" office:date-value="1999-11-01" calcext:value-type="date">
            <text:p>11/01/99</text:p>
          </table:table-cell>
          <table:table-cell table:style-name="ce58" office:value-type="float" office:value="3300" calcext:value-type="float">
            <text:p>$3,300</text:p>
          </table:table-cell>
          <table:table-cell table:style-name="ce58" table:formula="of:=+[.$B$2]-[.C14]" office:value-type="float" office:value="16700" calcext:value-type="float">
            <text:p>$16,700</text:p>
          </table:table-cell>
          <table:table-cell table:style-name="ce58" table:formula="of:=IF([.C14]=0;0;([.$B$2]*[.A14]+([.$B$2]-[.C14])*([.$C$2]-[.A14])))" office:value-type="float" office:value="871300" calcext:value-type="float">
            <text:p>$871,300</text:p>
          </table:table-cell>
          <table:table-cell table:style-name="ce62" office:value-type="string" calcext:value-type="string">
            <text:p>辜先生</text:p>
          </table:table-cell>
          <table:table-cell table:style-name="ce67" table:formula="of:=+[.G13]+1" office:value-type="float" office:value="36" calcext:value-type="float">
            <text:p>36</text:p>
          </table:table-cell>
          <table:table-cell table:style-name="ce71" office:value-type="date" office:date-value="2001-05-01" calcext:value-type="date">
            <text:p>05/01/01</text:p>
          </table:table-cell>
          <table:table-cell table:style-name="ce73" office:value-type="float" office:value="2700" calcext:value-type="float">
            <text:p>$2,700</text:p>
          </table:table-cell>
          <table:table-cell table:style-name="ce73" table:formula="of:=+[.$B$2]-[.I14]" office:value-type="float" office:value="17300" calcext:value-type="float">
            <text:p>$17,300</text:p>
          </table:table-cell>
          <table:table-cell table:style-name="ce73" table:formula="of:=IF([.I14]=0;0;([.$B$2]*[.G14]+([.$B$2]-[.I14])*([.$C$2]-[.G14])))" office:value-type="float" office:value="962200" calcext:value-type="float">
            <text:p>$962,200</text:p>
          </table:table-cell>
          <table:table-cell table:style-name="ce62" office:value-type="string" calcext:value-type="string">
            <text:p>張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4]+1" office:value-type="float" office:value="12" calcext:value-type="float">
            <text:p>12</text:p>
          </table:table-cell>
          <table:table-cell table:style-name="ce52" office:value-type="date" office:date-value="1999-12-01" calcext:value-type="date">
            <text:p>12/01/99</text:p>
          </table:table-cell>
          <table:table-cell table:style-name="ce58" office:value-type="float" office:value="2400" calcext:value-type="float">
            <text:p>$2,400</text:p>
          </table:table-cell>
          <table:table-cell table:style-name="ce58" table:formula="of:=+[.$B$2]-[.C15]" office:value-type="float" office:value="17600" calcext:value-type="float">
            <text:p>$17,600</text:p>
          </table:table-cell>
          <table:table-cell table:style-name="ce58" table:formula="of:=IF([.C15]=0;0;([.$B$2]*[.A15]+([.$B$2]-[.C15])*([.$C$2]-[.A15])))" office:value-type="float" office:value="908800" calcext:value-type="float">
            <text:p>$908,800</text:p>
          </table:table-cell>
          <table:table-cell table:style-name="ce62" office:value-type="string" calcext:value-type="string">
            <text:p>阿賢</text:p>
          </table:table-cell>
          <table:table-cell table:style-name="ce67" table:formula="of:=+[.G14]+1" office:value-type="float" office:value="37" calcext:value-type="float">
            <text:p>37</text:p>
          </table:table-cell>
          <table:table-cell table:style-name="ce71" office:value-type="date" office:date-value="2001-06-01" calcext:value-type="date">
            <text:p>06/01/01</text:p>
          </table:table-cell>
          <table:table-cell table:style-name="ce73" office:value-type="float" office:value="2800" calcext:value-type="float">
            <text:p>$2,800</text:p>
          </table:table-cell>
          <table:table-cell table:style-name="ce73" table:formula="of:=+[.$B$2]-[.I15]" office:value-type="float" office:value="17200" calcext:value-type="float">
            <text:p>$17,200</text:p>
          </table:table-cell>
          <table:table-cell table:style-name="ce73" table:formula="of:=IF([.I15]=0;0;([.$B$2]*[.G15]+([.$B$2]-[.I15])*([.$C$2]-[.G15])))" office:value-type="float" office:value="963600" calcext:value-type="float">
            <text:p>$963,600</text:p>
          </table:table-cell>
          <table:table-cell table:style-name="ce62" office:value-type="string" calcext:value-type="string">
            <text:p>吳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5]+1" office:value-type="float" office:value="13" calcext:value-type="float">
            <text:p>13</text:p>
          </table:table-cell>
          <table:table-cell table:style-name="ce52" office:value-type="date" office:date-value="2000-01-01" calcext:value-type="date">
            <text:p>01/01/00</text:p>
          </table:table-cell>
          <table:table-cell table:style-name="ce58" office:value-type="float" office:value="3600" calcext:value-type="float">
            <text:p>$3,600</text:p>
          </table:table-cell>
          <table:table-cell table:style-name="ce58" table:formula="of:=+[.$B$2]-[.C16]" office:value-type="float" office:value="16400" calcext:value-type="float">
            <text:p>$16,400</text:p>
          </table:table-cell>
          <table:table-cell table:style-name="ce58" table:formula="of:=IF([.C16]=0;0;([.$B$2]*[.A16]+([.$B$2]-[.C16])*([.$C$2]-[.A16])))" office:value-type="float" office:value="866800" calcext:value-type="float">
            <text:p>$866,800</text:p>
          </table:table-cell>
          <table:table-cell table:style-name="ce62" office:value-type="string" calcext:value-type="string">
            <text:p>阿雅</text:p>
          </table:table-cell>
          <table:table-cell table:style-name="ce67" table:formula="of:=+[.G15]+1" office:value-type="float" office:value="38" calcext:value-type="float">
            <text:p>38</text:p>
          </table:table-cell>
          <table:table-cell table:style-name="ce71" office:value-type="date" office:date-value="2001-07-01" calcext:value-type="date">
            <text:p>07/01/01</text:p>
          </table:table-cell>
          <table:table-cell table:style-name="ce73" office:value-type="float" office:value="3000" calcext:value-type="float">
            <text:p>$3,000</text:p>
          </table:table-cell>
          <table:table-cell table:style-name="ce73" table:formula="of:=+[.$B$2]-[.I16]" office:value-type="float" office:value="17000" calcext:value-type="float">
            <text:p>$17,000</text:p>
          </table:table-cell>
          <table:table-cell table:style-name="ce73" table:formula="of:=IF([.I16]=0;0;([.$B$2]*[.G16]+([.$B$2]-[.I16])*([.$C$2]-[.G16])))" office:value-type="float" office:value="964000" calcext:value-type="float">
            <text:p>$964,000</text:p>
          </table:table-cell>
          <table:table-cell table:style-name="ce62" office:value-type="string" calcext:value-type="string">
            <text:p>辜先生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6]+1" office:value-type="float" office:value="14" calcext:value-type="float">
            <text:p>14</text:p>
          </table:table-cell>
          <table:table-cell table:style-name="ce52" office:value-type="date" office:date-value="2000-02-01" calcext:value-type="date">
            <text:p>02/01/00</text:p>
          </table:table-cell>
          <table:table-cell table:style-name="ce58" office:value-type="float" office:value="3400" calcext:value-type="float">
            <text:p>$3,400</text:p>
          </table:table-cell>
          <table:table-cell table:style-name="ce58" table:formula="of:=+[.$B$2]-[.C17]" office:value-type="float" office:value="16600" calcext:value-type="float">
            <text:p>$16,600</text:p>
          </table:table-cell>
          <table:table-cell table:style-name="ce58" table:formula="of:=IF([.C17]=0;0;([.$B$2]*[.A17]+([.$B$2]-[.C17])*([.$C$2]-[.A17])))" office:value-type="float" office:value="877600" calcext:value-type="float">
            <text:p>$877,600</text:p>
          </table:table-cell>
          <table:table-cell table:style-name="ce62" office:value-type="string" calcext:value-type="string">
            <text:p>順子</text:p>
          </table:table-cell>
          <table:table-cell table:style-name="ce67" table:formula="of:=+[.G16]+1" office:value-type="float" office:value="39" calcext:value-type="float">
            <text:p>39</text:p>
          </table:table-cell>
          <table:table-cell table:style-name="ce71" office:value-type="date" office:date-value="2001-08-01" calcext:value-type="date">
            <text:p>08/01/01</text:p>
          </table:table-cell>
          <table:table-cell table:style-name="ce73" office:value-type="float" office:value="2900" calcext:value-type="float">
            <text:p>$2,900</text:p>
          </table:table-cell>
          <table:table-cell table:style-name="ce73" table:formula="of:=+[.$B$2]-[.I17]" office:value-type="float" office:value="17100" calcext:value-type="float">
            <text:p>$17,100</text:p>
          </table:table-cell>
          <table:table-cell table:style-name="ce73" table:formula="of:=IF([.I17]=0;0;([.$B$2]*[.G17]+([.$B$2]-[.I17])*([.$C$2]-[.G17])))" office:value-type="float" office:value="968100" calcext:value-type="float">
            <text:p>$968,100</text:p>
          </table:table-cell>
          <table:table-cell table:style-name="ce62" office:value-type="string" calcext:value-type="string">
            <text:p>阿賢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7]+1" office:value-type="float" office:value="15" calcext:value-type="float">
            <text:p>15</text:p>
          </table:table-cell>
          <table:table-cell table:style-name="ce52" office:value-type="date" office:date-value="2000-03-01" calcext:value-type="date">
            <text:p>03/01/00</text:p>
          </table:table-cell>
          <table:table-cell table:style-name="ce58" office:value-type="float" office:value="3300" calcext:value-type="float">
            <text:p>$3,300</text:p>
          </table:table-cell>
          <table:table-cell table:style-name="ce58" table:formula="of:=+[.$B$2]-[.C18]" office:value-type="float" office:value="16700" calcext:value-type="float">
            <text:p>$16,700</text:p>
          </table:table-cell>
          <table:table-cell table:style-name="ce58" table:formula="of:=IF([.C18]=0;0;([.$B$2]*[.A18]+([.$B$2]-[.C18])*([.$C$2]-[.A18])))" office:value-type="float" office:value="884500" calcext:value-type="float">
            <text:p>$884,500</text:p>
          </table:table-cell>
          <table:table-cell table:style-name="ce62" office:value-type="string" calcext:value-type="string">
            <text:p>小天</text:p>
          </table:table-cell>
          <table:table-cell table:style-name="ce67" table:formula="of:=+[.G17]+1" office:value-type="float" office:value="40" calcext:value-type="float">
            <text:p>40</text:p>
          </table:table-cell>
          <table:table-cell table:style-name="ce71" office:value-type="date" office:date-value="2001-09-01" calcext:value-type="date">
            <text:p>09/01/01</text:p>
          </table:table-cell>
          <table:table-cell table:style-name="ce73" office:value-type="float" office:value="3100" calcext:value-type="float">
            <text:p>$3,100</text:p>
          </table:table-cell>
          <table:table-cell table:style-name="ce73" table:formula="of:=+[.$B$2]-[.I18]" office:value-type="float" office:value="16900" calcext:value-type="float">
            <text:p>$16,900</text:p>
          </table:table-cell>
          <table:table-cell table:style-name="ce73" table:formula="of:=IF([.I18]=0;0;([.$B$2]*[.G18]+([.$B$2]-[.I18])*([.$C$2]-[.G18])))" office:value-type="float" office:value="969000" calcext:value-type="float">
            <text:p>$969,000</text:p>
          </table:table-cell>
          <table:table-cell table:style-name="ce81" office:value-type="string" calcext:value-type="string">
            <text:p>郭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8]+1" office:value-type="float" office:value="16" calcext:value-type="float">
            <text:p>16</text:p>
          </table:table-cell>
          <table:table-cell table:style-name="ce52" office:value-type="date" office:date-value="2000-04-01" calcext:value-type="date">
            <text:p>04/01/00</text:p>
          </table:table-cell>
          <table:table-cell table:style-name="ce58" office:value-type="float" office:value="3500" calcext:value-type="float">
            <text:p>$3,500</text:p>
          </table:table-cell>
          <table:table-cell table:style-name="ce58" table:formula="of:=+[.$B$2]-[.C19]" office:value-type="float" office:value="16500" calcext:value-type="float">
            <text:p>$16,500</text:p>
          </table:table-cell>
          <table:table-cell table:style-name="ce58" table:formula="of:=IF([.C19]=0;0;([.$B$2]*[.A19]+([.$B$2]-[.C19])*([.$C$2]-[.A19])))" office:value-type="float" office:value="881000" calcext:value-type="float">
            <text:p>$881,000</text:p>
          </table:table-cell>
          <table:table-cell table:style-name="ce62" office:value-type="string" calcext:value-type="string">
            <text:p>佩姍</text:p>
          </table:table-cell>
          <table:table-cell table:style-name="ce67" table:formula="of:=+[.G18]+1" office:value-type="float" office:value="41" calcext:value-type="float">
            <text:p>41</text:p>
          </table:table-cell>
          <table:table-cell table:style-name="ce71" office:value-type="date" office:date-value="2001-10-01" calcext:value-type="date">
            <text:p>10/01/01</text:p>
          </table:table-cell>
          <table:table-cell table:style-name="ce73" office:value-type="float" office:value="2800" calcext:value-type="float">
            <text:p>$2,800</text:p>
          </table:table-cell>
          <table:table-cell table:style-name="ce73" table:formula="of:=+[.$B$2]-[.I19]" office:value-type="float" office:value="17200" calcext:value-type="float">
            <text:p>$17,200</text:p>
          </table:table-cell>
          <table:table-cell table:style-name="ce73" table:formula="of:=IF([.I19]=0;0;([.$B$2]*[.G19]+([.$B$2]-[.I19])*([.$C$2]-[.G19])))" office:value-type="float" office:value="974800" calcext:value-type="float">
            <text:p>$974,800</text:p>
          </table:table-cell>
          <table:table-cell table:style-name="ce81" office:value-type="string" calcext:value-type="string">
            <text:p>自己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9]+1" office:value-type="float" office:value="17" calcext:value-type="float">
            <text:p>17</text:p>
          </table:table-cell>
          <table:table-cell table:style-name="ce52" office:value-type="date" office:date-value="2000-05-01" calcext:value-type="date">
            <text:p>05/01/00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20]" office:value-type="float" office:value="16800" calcext:value-type="float">
            <text:p>$16,800</text:p>
          </table:table-cell>
          <table:table-cell table:style-name="ce58" table:formula="of:=IF([.C20]=0;0;([.$B$2]*[.A20]+([.$B$2]-[.C20])*([.$C$2]-[.A20])))" office:value-type="float" office:value="894400" calcext:value-type="float">
            <text:p>$894,400</text:p>
          </table:table-cell>
          <table:table-cell table:style-name="ce62" office:value-type="string" calcext:value-type="string">
            <text:p>儂儂</text:p>
          </table:table-cell>
          <table:table-cell table:style-name="ce67" table:formula="of:=+[.G19]+1" office:value-type="float" office:value="42" calcext:value-type="float">
            <text:p>42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0]" office:value-type="float" office:value="20000" calcext:value-type="float">
            <text:p>$20,000</text:p>
          </table:table-cell>
          <table:table-cell table:style-name="ce73" table:formula="of:=IF([.I20]=0;0;([.$B$2]*[.G20]+([.$B$2]-[.I20])*([.$C$2]-[.G20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18" calcext:value-type="float">
            <text:p>18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21]" office:value-type="float" office:value="16800" calcext:value-type="float">
            <text:p>$16,800</text:p>
          </table:table-cell>
          <table:table-cell table:style-name="ce58" table:formula="of:=IF([.C21]=0;0;([.$B$2]*[.A21]+([.$B$2]-[.C21])*([.$C$2]-[.A21])))" office:value-type="float" office:value="897600" calcext:value-type="float">
            <text:p>$897,600</text:p>
          </table:table-cell>
          <table:table-cell table:style-name="ce62" office:value-type="string" calcext:value-type="string">
            <text:p>葉太太 </text:p>
          </table:table-cell>
          <table:table-cell table:style-name="ce67" table:formula="of:=+[.G20]+1" office:value-type="float" office:value="43" calcext:value-type="float">
            <text:p>43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1]" office:value-type="float" office:value="20000" calcext:value-type="float">
            <text:p>$20,000</text:p>
          </table:table-cell>
          <table:table-cell table:style-name="ce73" table:formula="of:=IF([.I21]=0;0;([.$B$2]*[.G21]+([.$B$2]-[.I21])*([.$C$2]-[.G21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19" calcext:value-type="float">
            <text:p>19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22]" office:value-type="float" office:value="16800" calcext:value-type="float">
            <text:p>$16,800</text:p>
          </table:table-cell>
          <table:table-cell table:style-name="ce58" table:formula="of:=IF([.C22]=0;0;([.$B$2]*[.A22]+([.$B$2]-[.C22])*([.$C$2]-[.A22])))" office:value-type="float" office:value="900800" calcext:value-type="float">
            <text:p>$900,800</text:p>
          </table:table-cell>
          <table:table-cell table:style-name="ce62" office:value-type="string" calcext:value-type="string">
            <text:p>趙小姐</text:p>
          </table:table-cell>
          <table:table-cell table:style-name="ce67" table:formula="of:=+[.G21]+1" office:value-type="float" office:value="44" calcext:value-type="float">
            <text:p>44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2]" office:value-type="float" office:value="20000" calcext:value-type="float">
            <text:p>$20,000</text:p>
          </table:table-cell>
          <table:table-cell table:style-name="ce73" table:formula="of:=IF([.I22]=0;0;([.$B$2]*[.G22]+([.$B$2]-[.I22])*([.$C$2]-[.G22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0" calcext:value-type="float">
            <text:p>20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58" table:formula="of:=+[.$B$2]-[.C23]" office:value-type="float" office:value="16900" calcext:value-type="float">
            <text:p>$16,900</text:p>
          </table:table-cell>
          <table:table-cell table:style-name="ce58" table:formula="of:=IF([.C23]=0;0;([.$B$2]*[.A23]+([.$B$2]-[.C23])*([.$C$2]-[.A23])))" office:value-type="float" office:value="907000" calcext:value-type="float">
            <text:p>$907,000</text:p>
          </table:table-cell>
          <table:table-cell table:style-name="ce62" office:value-type="string" calcext:value-type="string">
            <text:p>小劉</text:p>
          </table:table-cell>
          <table:table-cell table:style-name="ce67" table:formula="of:=+[.G22]+1" office:value-type="float" office:value="45" calcext:value-type="float">
            <text:p>45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3]" office:value-type="float" office:value="20000" calcext:value-type="float">
            <text:p>$20,000</text:p>
          </table:table-cell>
          <table:table-cell table:style-name="ce73" table:formula="of:=IF([.I23]=0;0;([.$B$2]*[.G23]+([.$B$2]-[.I23])*([.$C$2]-[.G23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1" calcext:value-type="float">
            <text:p>21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58" table:formula="of:=+[.$B$2]-[.C24]" office:value-type="float" office:value="17000" calcext:value-type="float">
            <text:p>$17,000</text:p>
          </table:table-cell>
          <table:table-cell table:style-name="ce58" table:formula="of:=IF([.C24]=0;0;([.$B$2]*[.A24]+([.$B$2]-[.C24])*([.$C$2]-[.A24])))" office:value-type="float" office:value="913000" calcext:value-type="float">
            <text:p>$913,000</text:p>
          </table:table-cell>
          <table:table-cell table:style-name="ce62" office:value-type="string" calcext:value-type="string">
            <text:p>古太太</text:p>
          </table:table-cell>
          <table:table-cell table:style-name="ce67" table:formula="of:=+[.G23]+1" office:value-type="float" office:value="46" calcext:value-type="float">
            <text:p>46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4]" office:value-type="float" office:value="20000" calcext:value-type="float">
            <text:p>$20,000</text:p>
          </table:table-cell>
          <table:table-cell table:style-name="ce73" table:formula="of:=IF([.I24]=0;0;([.$B$2]*[.G24]+([.$B$2]-[.I24])*([.$C$2]-[.G24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2" calcext:value-type="float">
            <text:p>22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58" table:formula="of:=+[.$B$2]-[.C25]" office:value-type="float" office:value="17000" calcext:value-type="float">
            <text:p>$17,000</text:p>
          </table:table-cell>
          <table:table-cell table:style-name="ce58" table:formula="of:=IF([.C25]=0;0;([.$B$2]*[.A25]+([.$B$2]-[.C25])*([.$C$2]-[.A25])))" office:value-type="float" office:value="916000" calcext:value-type="float">
            <text:p>$916,0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24]+1" office:value-type="float" office:value="47" calcext:value-type="float">
            <text:p>47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5]" office:value-type="float" office:value="20000" calcext:value-type="float">
            <text:p>$20,000</text:p>
          </table:table-cell>
          <table:table-cell table:style-name="ce73" table:formula="of:=IF([.I25]=0;0;([.$B$2]*[.G25]+([.$B$2]-[.I25])*([.$C$2]-[.G25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3" calcext:value-type="float">
            <text:p>23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58" table:formula="of:=+[.$B$2]-[.C26]" office:value-type="float" office:value="17000" calcext:value-type="float">
            <text:p>$17,000</text:p>
          </table:table-cell>
          <table:table-cell table:style-name="ce58" table:formula="of:=IF([.C26]=0;0;([.$B$2]*[.A26]+([.$B$2]-[.C26])*([.$C$2]-[.A26])))" office:value-type="float" office:value="919000" calcext:value-type="float">
            <text:p>$919,0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25]+1" office:value-type="float" office:value="48" calcext:value-type="float">
            <text:p>48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6]" office:value-type="float" office:value="20000" calcext:value-type="float">
            <text:p>$20,000</text:p>
          </table:table-cell>
          <table:table-cell table:style-name="ce73" table:formula="of:=IF([.I26]=0;0;([.$B$2]*[.G26]+([.$B$2]-[.I26])*([.$C$2]-[.G26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4" calcext:value-type="float">
            <text:p>24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58" table:formula="of:=+[.$B$2]-[.C27]" office:value-type="float" office:value="17000" calcext:value-type="float">
            <text:p>$17,000</text:p>
          </table:table-cell>
          <table:table-cell table:style-name="ce58" table:formula="of:=IF([.C27]=0;0;([.$B$2]*[.A27]+([.$B$2]-[.C27])*([.$C$2]-[.A27])))" office:value-type="float" office:value="922000" calcext:value-type="float">
            <text:p>$922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26]+1" office:value-type="float" office:value="49" calcext:value-type="float">
            <text:p>49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7]" office:value-type="float" office:value="20000" calcext:value-type="float">
            <text:p>$20,000</text:p>
          </table:table-cell>
          <table:table-cell table:style-name="ce73" table:formula="of:=IF([.I27]=0;0;([.$B$2]*[.G27]+([.$B$2]-[.I27])*([.$C$2]-[.G27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6" office:value-type="float" office:value="25" calcext:value-type="float">
            <text:p>25</text:p>
          </table:table-cell>
          <table:table-cell table:style-name="ce53" office:value-type="date" office:date-value="2000-06-01" calcext:value-type="date">
            <text:p>06/01/00</text:p>
          </table:table-cell>
          <table:table-cell table:style-name="ce59" office:value-type="float" office:value="2900" calcext:value-type="float">
            <text:p>$2,900</text:p>
          </table:table-cell>
          <table:table-cell table:style-name="ce59" table:formula="of:=+[.$B$2]-[.C28]" office:value-type="float" office:value="17100" calcext:value-type="float">
            <text:p>$17,100</text:p>
          </table:table-cell>
          <table:table-cell table:style-name="ce59" table:formula="of:=IF([.C28]=0;0;([.$B$2]*[.A28]+([.$B$2]-[.C28])*([.$C$2]-[.A28])))" office:value-type="float" office:value="927500" calcext:value-type="float">
            <text:p>$927,500</text:p>
          </table:table-cell>
          <table:table-cell table:style-name="ce63" office:value-type="string" calcext:value-type="string">
            <text:p>理髮店</text:p>
          </table:table-cell>
          <table:table-cell table:style-name="ce67" table:formula="of:=+[.G27]+1" office:value-type="float" office:value="50" calcext:value-type="float">
            <text:p>50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8]" office:value-type="float" office:value="20000" calcext:value-type="float">
            <text:p>$20,000</text:p>
          </table:table-cell>
          <table:table-cell table:style-name="ce73" table:formula="of:=IF([.I28]=0;0;([.$B$2]*[.G28]+([.$B$2]-[.I28])*([.$C$2]-[.G28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3">
          <table:table-cell table:number-columns-repeated="6"/>
          <table:table-cell table:style-name="ce68" office:value-type="string" calcext:value-type="string">
            <text:p><text:s/></text:p>
          </table:table-cell>
          <table:table-cell table:style-name="ce72"/>
          <table:table-cell table:style-name="ce74" office:value-type="string" calcext:value-type="string">
            <text:p>合計：</text:p>
          </table:table-cell>
          <table:table-cell table:style-name="ce76" table:formula="of:=SUM([.D4:.D28])+SUM([.J4:.J28])" office:value-type="float" office:value="876200" calcext:value-type="float">
            <text:p>$876,200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20" table:number-columns-repeated="1012"/>
        </table:table-row>
        <table:table-row table:style-name="ro5" table:number-rows-repeated="15">
          <table:table-cell table:number-columns-repeated="6"/>
          <table:table-cell table:style-name="ce69" table:number-columns-repeated="4"/>
          <table:table-cell table:number-columns-repeated="1014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CC之會" table:style-name="ta3">
        <table:table-column table:style-name="co8" table:default-cell-style-name="ce84"/>
        <table:table-column table:style-name="co9" table:default-cell-style-name="ce85"/>
        <table:table-column table:style-name="co10" table:default-cell-style-name="ce86"/>
        <table:table-column table:style-name="co11" table:default-cell-style-name="ce86"/>
        <table:table-column table:style-name="co12" table:default-cell-style-name="ce86"/>
        <table:table-column table:style-name="co2" table:default-cell-style-name="ce86"/>
        <table:table-column table:style-name="co1" table:default-cell-style-name="ce86"/>
        <table:table-column table:style-name="co13" table:default-cell-style-name="ce86"/>
        <table:table-column table:style-name="co12" table:default-cell-style-name="ce86"/>
        <table:table-column table:style-name="co5" table:default-cell-style-name="ce86"/>
        <table:table-column table:style-name="co14" table:default-cell-style-name="ce86"/>
        <table:table-column table:style-name="co6" table:default-cell-style-name="ce89"/>
        <table:table-column table:style-name="co7" table:number-columns-repeated="1012" table:default-cell-style-name="Default"/>
        <table:table-row table:style-name="ro2">
          <table:table-cell table:style-name="ce41" office:value-type="string" calcext:value-type="string">
            <text:p>會 名</text:p>
          </table:table-cell>
          <table:table-cell table:style-name="ce48" office:value-type="string" calcext:value-type="string">
            <text:p>會款金額</text:p>
          </table:table-cell>
          <table:table-cell table:style-name="ce48" office:value-type="string" calcext:value-type="string">
            <text:p>總期</text:p>
          </table:table-cell>
          <table:table-cell table:style-name="ce48" office:value-type="string" calcext:value-type="string">
            <text:p>現期</text:p>
          </table:table-cell>
          <table:table-cell table:style-name="ce48" office:value-type="string" calcext:value-type="string">
            <text:p>平均標金</text:p>
          </table:table-cell>
          <table:table-cell table:style-name="ce48" office:value-type="string" calcext:value-type="string">
            <text:p>實際標金</text:p>
          </table:table-cell>
          <table:table-cell table:style-name="ce64"/>
          <table:table-cell table:style-name="ce48" office:value-type="string" calcext:value-type="string">
            <text:p>得標期數</text:p>
          </table:table-cell>
          <table:table-cell table:style-name="ce48" office:value-type="string" calcext:value-type="string">
            <text:p>得標金額</text:p>
          </table:table-cell>
          <table:table-cell table:style-name="ce48" office:value-type="string" calcext:value-type="string">
            <text:p>死會餘納款</text:p>
          </table:table-cell>
          <table:table-cell table:style-name="ce48" office:value-type="string" calcext:value-type="string">
            <text:p>賺取利息</text:p>
          </table:table-cell>
          <table:table-cell table:style-name="ce78" office:value-type="string" calcext:value-type="string">
            <text:p>利潤率</text:p>
          </table:table-cell>
          <table:table-cell table:style-name="ce20" table:number-columns-repeated="1012"/>
        </table:table-row>
        <table:table-row table:style-name="ro3">
          <table:table-cell table:style-name="ce42" office:value-type="string" calcext:value-type="string">
            <text:p>CCC</text:p>
          </table:table-cell>
          <table:table-cell table:style-name="ce49" office:value-type="float" office:value="10000" calcext:value-type="float">
            <text:p>$10,00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64" calcext:value-type="float">
            <text:p>64</text:p>
          </table:table-cell>
          <table:table-cell table:style-name="ce87" table:formula="of:=(SUM([.C4:.C43])+SUM([.I4:.I43]))/[.D2]" office:value-type="float" office:value="1557.03125" calcext:value-type="float">
            <text:p>$1,557</text:p>
          </table:table-cell>
          <table:table-cell table:style-name="ce49" office:value-type="float" office:value="1400" calcext:value-type="float">
            <text:p>$1,400</text:p>
          </table:table-cell>
          <table:table-cell table:style-name="ce65"/>
          <table:table-cell table:style-name="ce55" office:value-type="float" office:value="64" calcext:value-type="float">
            <text:p>64</text:p>
          </table:table-cell>
          <table:table-cell table:style-name="ce49" table:formula="of:=([.B2]*([.H2])+([.B2]-[.F2])*([.C2]-[.H2]))" office:value-type="float" office:value="777600" calcext:value-type="float">
            <text:p>$777,600</text:p>
          </table:table-cell>
          <table:table-cell table:style-name="ce49" table:formula="of:=[.B2]*([.C2]-[.D2])" office:value-type="float" office:value="160000" calcext:value-type="float">
            <text:p>$160,000</text:p>
          </table:table-cell>
          <table:table-cell table:style-name="ce49" table:formula="of:=[.I2]-[.J44]" office:value-type="float" office:value="77250" calcext:value-type="float">
            <text:p>$77,250</text:p>
          </table:table-cell>
          <table:table-cell table:style-name="ce79" table:formula="of:=[.K2]/[.J44]" office:value-type="percentage" office:value="0.110301991861212" calcext:value-type="percentage">
            <text:p>11.03%</text:p>
          </table:table-cell>
          <table:table-cell table:style-name="ce20" table:number-columns-repeated="1012"/>
        </table:table-row>
        <table:table-row table:style-name="ro4">
          <table:table-cell table:style-name="ce43" office:value-type="string" calcext:value-type="string">
            <text:p>會期</text:p>
          </table:table-cell>
          <table:table-cell table:style-name="ce50" office:value-type="string" calcext:value-type="string">
            <text:p>開標日期</text:p>
          </table:table-cell>
          <table:table-cell table:style-name="ce56" office:value-type="string" calcext:value-type="string">
            <text:p>標 <text:s text:c="6"/>金</text:p>
          </table:table-cell>
          <table:table-cell table:style-name="ce56" office:value-type="string" calcext:value-type="string">
            <text:p>繳納會款</text:p>
          </table:table-cell>
          <table:table-cell table:style-name="ce56" office:value-type="string" calcext:value-type="string">
            <text:p>得標總額</text:p>
          </table:table-cell>
          <table:table-cell table:style-name="ce60" office:value-type="string" calcext:value-type="string">
            <text:p>得標者</text:p>
          </table:table-cell>
          <table:table-cell table:style-name="ce43" office:value-type="string" calcext:value-type="string">
            <text:p>會期</text:p>
          </table:table-cell>
          <table:table-cell table:style-name="ce50" office:value-type="string" calcext:value-type="string">
            <text:p>開標日期</text:p>
          </table:table-cell>
          <table:table-cell table:style-name="ce56" office:value-type="string" calcext:value-type="string">
            <text:p>標 <text:s text:c="6"/>金</text:p>
          </table:table-cell>
          <table:table-cell table:style-name="ce56" office:value-type="string" calcext:value-type="string">
            <text:p>繳納會款</text:p>
          </table:table-cell>
          <table:table-cell table:style-name="ce56" office:value-type="string" calcext:value-type="string">
            <text:p>得標總額</text:p>
          </table:table-cell>
          <table:table-cell table:style-name="ce60" office:value-type="string" calcext:value-type="string">
            <text:p>得標者</text:p>
          </table:table-cell>
          <table:table-cell table:style-name="ce20" table:number-columns-repeated="1012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51" office:value-type="date" office:date-value="1999-01-01" calcext:value-type="date">
            <text:p>01/01/99</text:p>
          </table:table-cell>
          <table:table-cell table:style-name="ce57" office:value-type="float" office:value="0" calcext:value-type="float">
            <text:p>$0</text:p>
          </table:table-cell>
          <table:table-cell table:style-name="ce57" table:formula="of:=+[.$B$2]-[.C4]" office:value-type="float" office:value="10000" calcext:value-type="float">
            <text:p>$10,000</text:p>
          </table:table-cell>
          <table:table-cell table:style-name="ce57" table:formula="of:=([.$B$2]*([.A4])+([.$B$2]-[.C4])*([.$C$2]-[.A4]))" office:value-type="float" office:value="800000" calcext:value-type="float">
            <text:p>$800,000</text:p>
          </table:table-cell>
          <table:table-cell table:style-name="ce61" office:value-type="string" calcext:value-type="string">
            <text:p>會首</text:p>
          </table:table-cell>
          <table:table-cell table:style-name="ce66" office:value-type="float" office:value="41" calcext:value-type="float">
            <text:p>41</text:p>
          </table:table-cell>
          <table:table-cell table:style-name="ce70" office:value-type="date" office:date-value="2000-07-01" calcext:value-type="date">
            <text:p>07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5" table:formula="of:=+[.$B$2]-[.I4]" office:value-type="float" office:value="8500" calcext:value-type="float">
            <text:p>$8,500</text:p>
          </table:table-cell>
          <table:table-cell table:style-name="ce75" table:formula="of:=IF([.I4]=0;0;([.$B$2]*[.G4]+([.$B$2]-[.I4])*([.$C$2]-[.G4])))" office:value-type="float" office:value="741500" calcext:value-type="float">
            <text:p>$741,500</text:p>
          </table:table-cell>
          <table:table-cell table:style-name="ce80" office:value-type="string" calcext:value-type="string">
            <text:p>柱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4]+1" office:value-type="float" office:value="2" calcext:value-type="float">
            <text:p>2</text:p>
          </table:table-cell>
          <table:table-cell table:style-name="ce52" office:value-type="date" office:date-value="1999-02-01" calcext:value-type="date">
            <text:p>02/01/99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5]" office:value-type="float" office:value="8500" calcext:value-type="float">
            <text:p>$8,500</text:p>
          </table:table-cell>
          <table:table-cell table:style-name="ce58" table:formula="of:=IF([.C5]=0;0;([.$B$2]*[.A5]+([.$B$2]-[.C5])*([.$C$2]-[.A5])))" office:value-type="float" office:value="683000" calcext:value-type="float">
            <text:p>$683,000</text:p>
          </table:table-cell>
          <table:table-cell table:style-name="ce62" office:value-type="string" calcext:value-type="string">
            <text:p>林先生</text:p>
          </table:table-cell>
          <table:table-cell table:style-name="ce67" table:formula="of:=+[.G4]+1" office:value-type="float" office:value="42" calcext:value-type="float">
            <text:p>42</text:p>
          </table:table-cell>
          <table:table-cell table:style-name="ce71" office:value-type="date" office:date-value="2000-08-01" calcext:value-type="date">
            <text:p>08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5]" office:value-type="float" office:value="8500" calcext:value-type="float">
            <text:p>$8,500</text:p>
          </table:table-cell>
          <table:table-cell table:style-name="ce73" table:formula="of:=IF([.I5]=0;0;([.$B$2]*[.G5]+([.$B$2]-[.I5])*([.$C$2]-[.G5])))" office:value-type="float" office:value="743000" calcext:value-type="float">
            <text:p>$743,000</text:p>
          </table:table-cell>
          <table:table-cell table:style-name="ce81" office:value-type="string" calcext:value-type="string">
            <text:p>老李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5]+1" office:value-type="float" office:value="3" calcext:value-type="float">
            <text:p>3</text:p>
          </table:table-cell>
          <table:table-cell table:style-name="ce52" office:value-type="date" office:date-value="1999-03-01" calcext:value-type="date">
            <text:p>03/01/99</text:p>
          </table:table-cell>
          <table:table-cell table:style-name="ce58" office:value-type="float" office:value="1850" calcext:value-type="float">
            <text:p>$1,850</text:p>
          </table:table-cell>
          <table:table-cell table:style-name="ce58" table:formula="of:=+[.$B$2]-[.C6]" office:value-type="float" office:value="8150" calcext:value-type="float">
            <text:p>$8,150</text:p>
          </table:table-cell>
          <table:table-cell table:style-name="ce58" table:formula="of:=IF([.C6]=0;0;([.$B$2]*[.A6]+([.$B$2]-[.C6])*([.$C$2]-[.A6])))" office:value-type="float" office:value="657550" calcext:value-type="float">
            <text:p>$657,550</text:p>
          </table:table-cell>
          <table:table-cell table:style-name="ce62" office:value-type="string" calcext:value-type="string">
            <text:p>葉太太 </text:p>
          </table:table-cell>
          <table:table-cell table:style-name="ce67" table:formula="of:=+[.G5]+1" office:value-type="float" office:value="43" calcext:value-type="float">
            <text:p>43</text:p>
          </table:table-cell>
          <table:table-cell table:style-name="ce71" office:value-type="date" office:date-value="2000-09-01" calcext:value-type="date">
            <text:p>09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6]" office:value-type="float" office:value="8500" calcext:value-type="float">
            <text:p>$8,500</text:p>
          </table:table-cell>
          <table:table-cell table:style-name="ce73" table:formula="of:=IF([.I6]=0;0;([.$B$2]*[.G6]+([.$B$2]-[.I6])*([.$C$2]-[.G6])))" office:value-type="float" office:value="744500" calcext:value-type="float">
            <text:p>$744,500</text:p>
          </table:table-cell>
          <table:table-cell table:style-name="ce81" office:value-type="string" calcext:value-type="string">
            <text:p>孫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6]+1" office:value-type="float" office:value="4" calcext:value-type="float">
            <text:p>4</text:p>
          </table:table-cell>
          <table:table-cell table:style-name="ce52" office:value-type="date" office:date-value="1999-04-01" calcext:value-type="date">
            <text:p>04/01/99</text:p>
          </table:table-cell>
          <table:table-cell table:style-name="ce58" office:value-type="float" office:value="2100" calcext:value-type="float">
            <text:p>$2,100</text:p>
          </table:table-cell>
          <table:table-cell table:style-name="ce58" table:formula="of:=+[.$B$2]-[.C7]" office:value-type="float" office:value="7900" calcext:value-type="float">
            <text:p>$7,900</text:p>
          </table:table-cell>
          <table:table-cell table:style-name="ce58" table:formula="of:=IF([.C7]=0;0;([.$B$2]*[.A7]+([.$B$2]-[.C7])*([.$C$2]-[.A7])))" office:value-type="float" office:value="640400" calcext:value-type="float">
            <text:p>$640,400</text:p>
          </table:table-cell>
          <table:table-cell table:style-name="ce62" office:value-type="string" calcext:value-type="string">
            <text:p>趙小姐</text:p>
          </table:table-cell>
          <table:table-cell table:style-name="ce67" table:formula="of:=+[.G6]+1" office:value-type="float" office:value="44" calcext:value-type="float">
            <text:p>44</text:p>
          </table:table-cell>
          <table:table-cell table:style-name="ce71" office:value-type="date" office:date-value="2000-10-01" calcext:value-type="date">
            <text:p>10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7]" office:value-type="float" office:value="8500" calcext:value-type="float">
            <text:p>$8,500</text:p>
          </table:table-cell>
          <table:table-cell table:style-name="ce73" table:formula="of:=IF([.I7]=0;0;([.$B$2]*[.G7]+([.$B$2]-[.I7])*([.$C$2]-[.G7])))" office:value-type="float" office:value="746000" calcext:value-type="float">
            <text:p>$746,000</text:p>
          </table:table-cell>
          <table:table-cell table:style-name="ce81" office:value-type="string" calcext:value-type="string">
            <text:p>郭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7]+1" office:value-type="float" office:value="5" calcext:value-type="float">
            <text:p>5</text:p>
          </table:table-cell>
          <table:table-cell table:style-name="ce52" office:value-type="date" office:date-value="1999-05-01" calcext:value-type="date">
            <text:p>05/01/99</text:p>
          </table:table-cell>
          <table:table-cell table:style-name="ce58" office:value-type="float" office:value="2100" calcext:value-type="float">
            <text:p>$2,100</text:p>
          </table:table-cell>
          <table:table-cell table:style-name="ce58" table:formula="of:=+[.$B$2]-[.C8]" office:value-type="float" office:value="7900" calcext:value-type="float">
            <text:p>$7,900</text:p>
          </table:table-cell>
          <table:table-cell table:style-name="ce58" table:formula="of:=IF([.C8]=0;0;([.$B$2]*[.A8]+([.$B$2]-[.C8])*([.$C$2]-[.A8])))" office:value-type="float" office:value="642500" calcext:value-type="float">
            <text:p>$642,500</text:p>
          </table:table-cell>
          <table:table-cell table:style-name="ce62" office:value-type="string" calcext:value-type="string">
            <text:p>小劉</text:p>
          </table:table-cell>
          <table:table-cell table:style-name="ce67" table:formula="of:=+[.G7]+1" office:value-type="float" office:value="45" calcext:value-type="float">
            <text:p>45</text:p>
          </table:table-cell>
          <table:table-cell table:style-name="ce71" office:value-type="date" office:date-value="2000-11-01" calcext:value-type="date">
            <text:p>11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8]" office:value-type="float" office:value="8500" calcext:value-type="float">
            <text:p>$8,500</text:p>
          </table:table-cell>
          <table:table-cell table:style-name="ce73" table:formula="of:=IF([.I8]=0;0;([.$B$2]*[.G8]+([.$B$2]-[.I8])*([.$C$2]-[.G8])))" office:value-type="float" office:value="747500" calcext:value-type="float">
            <text:p>$747,500</text:p>
          </table:table-cell>
          <table:table-cell table:style-name="ce81" office:value-type="string" calcext:value-type="string">
            <text:p>藥局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8]+1" office:value-type="float" office:value="6" calcext:value-type="float">
            <text:p>6</text:p>
          </table:table-cell>
          <table:table-cell table:style-name="ce52" office:value-type="date" office:date-value="1999-06-01" calcext:value-type="date">
            <text:p>06/01/99</text:p>
          </table:table-cell>
          <table:table-cell table:style-name="ce58" office:value-type="float" office:value="1800" calcext:value-type="float">
            <text:p>$1,800</text:p>
          </table:table-cell>
          <table:table-cell table:style-name="ce58" table:formula="of:=+[.$B$2]-[.C9]" office:value-type="float" office:value="8200" calcext:value-type="float">
            <text:p>$8,200</text:p>
          </table:table-cell>
          <table:table-cell table:style-name="ce58" table:formula="of:=IF([.C9]=0;0;([.$B$2]*[.A9]+([.$B$2]-[.C9])*([.$C$2]-[.A9])))" office:value-type="float" office:value="666800" calcext:value-type="float">
            <text:p>$666,800</text:p>
          </table:table-cell>
          <table:table-cell table:style-name="ce62" office:value-type="string" calcext:value-type="string">
            <text:p>古太太</text:p>
          </table:table-cell>
          <table:table-cell table:style-name="ce67" table:formula="of:=+[.G8]+1" office:value-type="float" office:value="46" calcext:value-type="float">
            <text:p>46</text:p>
          </table:table-cell>
          <table:table-cell table:style-name="ce71" office:value-type="date" office:date-value="2000-12-01" calcext:value-type="date">
            <text:p>12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9]" office:value-type="float" office:value="8500" calcext:value-type="float">
            <text:p>$8,500</text:p>
          </table:table-cell>
          <table:table-cell table:style-name="ce73" table:formula="of:=IF([.I9]=0;0;([.$B$2]*[.G9]+([.$B$2]-[.I9])*([.$C$2]-[.G9])))" office:value-type="float" office:value="749000" calcext:value-type="float">
            <text:p>$749,000</text:p>
          </table:table-cell>
          <table:table-cell table:style-name="ce81" office:value-type="string" calcext:value-type="string">
            <text:p>胡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9]+1" office:value-type="float" office:value="7" calcext:value-type="float">
            <text:p>7</text:p>
          </table:table-cell>
          <table:table-cell table:style-name="ce52" office:value-type="date" office:date-value="1999-07-01" calcext:value-type="date">
            <text:p>07/01/99</text:p>
          </table:table-cell>
          <table:table-cell table:style-name="ce58" office:value-type="float" office:value="2100" calcext:value-type="float">
            <text:p>$2,100</text:p>
          </table:table-cell>
          <table:table-cell table:style-name="ce58" table:formula="of:=+[.$B$2]-[.C10]" office:value-type="float" office:value="7900" calcext:value-type="float">
            <text:p>$7,900</text:p>
          </table:table-cell>
          <table:table-cell table:style-name="ce58" table:formula="of:=IF([.C10]=0;0;([.$B$2]*[.A10]+([.$B$2]-[.C10])*([.$C$2]-[.A10])))" office:value-type="float" office:value="646700" calcext:value-type="float">
            <text:p>$646,7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9]+1" office:value-type="float" office:value="47" calcext:value-type="float">
            <text:p>47</text:p>
          </table:table-cell>
          <table:table-cell table:style-name="ce71" office:value-type="date" office:date-value="2001-01-01" calcext:value-type="date">
            <text:p>01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0]" office:value-type="float" office:value="8500" calcext:value-type="float">
            <text:p>$8,500</text:p>
          </table:table-cell>
          <table:table-cell table:style-name="ce73" table:formula="of:=IF([.I10]=0;0;([.$B$2]*[.G10]+([.$B$2]-[.I10])*([.$C$2]-[.G10])))" office:value-type="float" office:value="750500" calcext:value-type="float">
            <text:p>$750,500</text:p>
          </table:table-cell>
          <table:table-cell table:style-name="ce81" office:value-type="string" calcext:value-type="string">
            <text:p>藥局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0]+1" office:value-type="float" office:value="8" calcext:value-type="float">
            <text:p>8</text:p>
          </table:table-cell>
          <table:table-cell table:style-name="ce52" office:value-type="date" office:date-value="1999-08-01" calcext:value-type="date">
            <text:p>08/01/99</text:p>
          </table:table-cell>
          <table:table-cell table:style-name="ce58" office:value-type="float" office:value="2200" calcext:value-type="float">
            <text:p>$2,200</text:p>
          </table:table-cell>
          <table:table-cell table:style-name="ce58" table:formula="of:=+[.$B$2]-[.C11]" office:value-type="float" office:value="7800" calcext:value-type="float">
            <text:p>$7,800</text:p>
          </table:table-cell>
          <table:table-cell table:style-name="ce58" table:formula="of:=IF([.C11]=0;0;([.$B$2]*[.A11]+([.$B$2]-[.C11])*([.$C$2]-[.A11])))" office:value-type="float" office:value="641600" calcext:value-type="float">
            <text:p>$641,6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10]+1" office:value-type="float" office:value="48" calcext:value-type="float">
            <text:p>48</text:p>
          </table:table-cell>
          <table:table-cell table:style-name="ce71" office:value-type="date" office:date-value="2001-02-01" calcext:value-type="date">
            <text:p>02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1]" office:value-type="float" office:value="8500" calcext:value-type="float">
            <text:p>$8,500</text:p>
          </table:table-cell>
          <table:table-cell table:style-name="ce73" table:formula="of:=IF([.I11]=0;0;([.$B$2]*[.G11]+([.$B$2]-[.I11])*([.$C$2]-[.G11])))" office:value-type="float" office:value="752000" calcext:value-type="float">
            <text:p>$752,000</text:p>
          </table:table-cell>
          <table:table-cell table:style-name="ce81" office:value-type="string" calcext:value-type="string">
            <text:p>胡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1]+1" office:value-type="float" office:value="9" calcext:value-type="float">
            <text:p>9</text:p>
          </table:table-cell>
          <table:table-cell table:style-name="ce52" office:value-type="date" office:date-value="1999-09-01" calcext:value-type="date">
            <text:p>09/01/99</text:p>
          </table:table-cell>
          <table:table-cell table:style-name="ce58" office:value-type="float" office:value="2200" calcext:value-type="float">
            <text:p>$2,200</text:p>
          </table:table-cell>
          <table:table-cell table:style-name="ce58" table:formula="of:=+[.$B$2]-[.C12]" office:value-type="float" office:value="7800" calcext:value-type="float">
            <text:p>$7,800</text:p>
          </table:table-cell>
          <table:table-cell table:style-name="ce58" table:formula="of:=IF([.C12]=0;0;([.$B$2]*[.A12]+([.$B$2]-[.C12])*([.$C$2]-[.A12])))" office:value-type="float" office:value="643800" calcext:value-type="float">
            <text:p>$643,8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11]+1" office:value-type="float" office:value="49" calcext:value-type="float">
            <text:p>49</text:p>
          </table:table-cell>
          <table:table-cell table:style-name="ce71" office:value-type="date" office:date-value="2001-03-01" calcext:value-type="date">
            <text:p>03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2]" office:value-type="float" office:value="8500" calcext:value-type="float">
            <text:p>$8,500</text:p>
          </table:table-cell>
          <table:table-cell table:style-name="ce73" table:formula="of:=IF([.I12]=0;0;([.$B$2]*[.G12]+([.$B$2]-[.I12])*([.$C$2]-[.G12])))" office:value-type="float" office:value="753500" calcext:value-type="float">
            <text:p>$753,500</text:p>
          </table:table-cell>
          <table:table-cell table:style-name="ce81" office:value-type="string" calcext:value-type="string">
            <text:p>廖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2]+1" office:value-type="float" office:value="10" calcext:value-type="float">
            <text:p>10</text:p>
          </table:table-cell>
          <table:table-cell table:style-name="ce52" office:value-type="date" office:date-value="1999-10-01" calcext:value-type="date">
            <text:p>10/01/99</text:p>
          </table:table-cell>
          <table:table-cell table:style-name="ce58" office:value-type="float" office:value="2200" calcext:value-type="float">
            <text:p>$2,200</text:p>
          </table:table-cell>
          <table:table-cell table:style-name="ce58" table:formula="of:=+[.$B$2]-[.C13]" office:value-type="float" office:value="7800" calcext:value-type="float">
            <text:p>$7,800</text:p>
          </table:table-cell>
          <table:table-cell table:style-name="ce58" table:formula="of:=IF([.C13]=0;0;([.$B$2]*[.A13]+([.$B$2]-[.C13])*([.$C$2]-[.A13])))" office:value-type="float" office:value="646000" calcext:value-type="float">
            <text:p>$646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12]+1" office:value-type="float" office:value="50" calcext:value-type="float">
            <text:p>50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3]" office:value-type="float" office:value="8500" calcext:value-type="float">
            <text:p>$8,500</text:p>
          </table:table-cell>
          <table:table-cell table:style-name="ce73" table:formula="of:=IF([.I13]=0;0;([.$B$2]*[.G13]+([.$B$2]-[.I13])*([.$C$2]-[.G13])))" office:value-type="float" office:value="755000" calcext:value-type="float">
            <text:p>$755,000</text:p>
          </table:table-cell>
          <table:table-cell table:style-name="ce81" office:value-type="string" calcext:value-type="string">
            <text:p>傅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3]+1" office:value-type="float" office:value="11" calcext:value-type="float">
            <text:p>11</text:p>
          </table:table-cell>
          <table:table-cell table:style-name="ce52" office:value-type="date" office:date-value="1999-11-01" calcext:value-type="date">
            <text:p>11/01/99</text:p>
          </table:table-cell>
          <table:table-cell table:style-name="ce58" office:value-type="float" office:value="2000" calcext:value-type="float">
            <text:p>$2,000</text:p>
          </table:table-cell>
          <table:table-cell table:style-name="ce58" table:formula="of:=+[.$B$2]-[.C14]" office:value-type="float" office:value="8000" calcext:value-type="float">
            <text:p>$8,000</text:p>
          </table:table-cell>
          <table:table-cell table:style-name="ce58" table:formula="of:=IF([.C14]=0;0;([.$B$2]*[.A14]+([.$B$2]-[.C14])*([.$C$2]-[.A14])))" office:value-type="float" office:value="662000" calcext:value-type="float">
            <text:p>$662,000</text:p>
          </table:table-cell>
          <table:table-cell table:style-name="ce62" office:value-type="string" calcext:value-type="string">
            <text:p>辜先生</text:p>
          </table:table-cell>
          <table:table-cell table:style-name="ce67" table:formula="of:=+[.G13]+1" office:value-type="float" office:value="51" calcext:value-type="float">
            <text:p>51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4]" office:value-type="float" office:value="8500" calcext:value-type="float">
            <text:p>$8,500</text:p>
          </table:table-cell>
          <table:table-cell table:style-name="ce73" table:formula="of:=IF([.I14]=0;0;([.$B$2]*[.G14]+([.$B$2]-[.I14])*([.$C$2]-[.G14])))" office:value-type="float" office:value="756500" calcext:value-type="float">
            <text:p>$756,500</text:p>
          </table:table-cell>
          <table:table-cell table:style-name="ce81" office:value-type="string" calcext:value-type="string">
            <text:p>小秦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4]+1" office:value-type="float" office:value="12" calcext:value-type="float">
            <text:p>12</text:p>
          </table:table-cell>
          <table:table-cell table:style-name="ce52" office:value-type="date" office:date-value="1999-12-01" calcext:value-type="date">
            <text:p>12/01/99</text:p>
          </table:table-cell>
          <table:table-cell table:style-name="ce58" office:value-type="float" office:value="1800" calcext:value-type="float">
            <text:p>$1,800</text:p>
          </table:table-cell>
          <table:table-cell table:style-name="ce58" table:formula="of:=+[.$B$2]-[.C15]" office:value-type="float" office:value="8200" calcext:value-type="float">
            <text:p>$8,200</text:p>
          </table:table-cell>
          <table:table-cell table:style-name="ce58" table:formula="of:=IF([.C15]=0;0;([.$B$2]*[.A15]+([.$B$2]-[.C15])*([.$C$2]-[.A15])))" office:value-type="float" office:value="677600" calcext:value-type="float">
            <text:p>$677,600</text:p>
          </table:table-cell>
          <table:table-cell table:style-name="ce62" office:value-type="string" calcext:value-type="string">
            <text:p>阿賢</text:p>
          </table:table-cell>
          <table:table-cell table:style-name="ce67" table:formula="of:=+[.G14]+1" office:value-type="float" office:value="52" calcext:value-type="float">
            <text:p>52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5]" office:value-type="float" office:value="8500" calcext:value-type="float">
            <text:p>$8,500</text:p>
          </table:table-cell>
          <table:table-cell table:style-name="ce73" table:formula="of:=IF([.I15]=0;0;([.$B$2]*[.G15]+([.$B$2]-[.I15])*([.$C$2]-[.G15])))" office:value-type="float" office:value="758000" calcext:value-type="float">
            <text:p>$758,000</text:p>
          </table:table-cell>
          <table:table-cell table:style-name="ce62" office:value-type="string" calcext:value-type="string">
            <text:p>小姍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5]+1" office:value-type="float" office:value="13" calcext:value-type="float">
            <text:p>13</text:p>
          </table:table-cell>
          <table:table-cell table:style-name="ce52" office:value-type="date" office:date-value="2000-01-01" calcext:value-type="date">
            <text:p>01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16]" office:value-type="float" office:value="8400" calcext:value-type="float">
            <text:p>$8,400</text:p>
          </table:table-cell>
          <table:table-cell table:style-name="ce58" table:formula="of:=IF([.C16]=0;0;([.$B$2]*[.A16]+([.$B$2]-[.C16])*([.$C$2]-[.A16])))" office:value-type="float" office:value="692800" calcext:value-type="float">
            <text:p>$692,800</text:p>
          </table:table-cell>
          <table:table-cell table:style-name="ce62" office:value-type="string" calcext:value-type="string">
            <text:p>阿雅</text:p>
          </table:table-cell>
          <table:table-cell table:style-name="ce67" table:formula="of:=+[.G15]+1" office:value-type="float" office:value="53" calcext:value-type="float">
            <text:p>53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6]" office:value-type="float" office:value="8500" calcext:value-type="float">
            <text:p>$8,500</text:p>
          </table:table-cell>
          <table:table-cell table:style-name="ce73" table:formula="of:=IF([.I16]=0;0;([.$B$2]*[.G16]+([.$B$2]-[.I16])*([.$C$2]-[.G16])))" office:value-type="float" office:value="759500" calcext:value-type="float">
            <text:p>$759,500</text:p>
          </table:table-cell>
          <table:table-cell table:style-name="ce62" office:value-type="string" calcext:value-type="string">
            <text:p>小妹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6]+1" office:value-type="float" office:value="14" calcext:value-type="float">
            <text:p>14</text:p>
          </table:table-cell>
          <table:table-cell table:style-name="ce52" office:value-type="date" office:date-value="2000-02-01" calcext:value-type="date">
            <text:p>02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17]" office:value-type="float" office:value="8400" calcext:value-type="float">
            <text:p>$8,400</text:p>
          </table:table-cell>
          <table:table-cell table:style-name="ce58" table:formula="of:=IF([.C17]=0;0;([.$B$2]*[.A17]+([.$B$2]-[.C17])*([.$C$2]-[.A17])))" office:value-type="float" office:value="694400" calcext:value-type="float">
            <text:p>$694,400</text:p>
          </table:table-cell>
          <table:table-cell table:style-name="ce62" office:value-type="string" calcext:value-type="string">
            <text:p>順子</text:p>
          </table:table-cell>
          <table:table-cell table:style-name="ce67" table:formula="of:=+[.G16]+1" office:value-type="float" office:value="54" calcext:value-type="float">
            <text:p>54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7]" office:value-type="float" office:value="8500" calcext:value-type="float">
            <text:p>$8,500</text:p>
          </table:table-cell>
          <table:table-cell table:style-name="ce73" table:formula="of:=IF([.I17]=0;0;([.$B$2]*[.G17]+([.$B$2]-[.I17])*([.$C$2]-[.G17])))" office:value-type="float" office:value="761000" calcext:value-type="float">
            <text:p>$761,000</text:p>
          </table:table-cell>
          <table:table-cell table:style-name="ce62" office:value-type="string" calcext:value-type="string">
            <text:p>張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7]+1" office:value-type="float" office:value="15" calcext:value-type="float">
            <text:p>15</text:p>
          </table:table-cell>
          <table:table-cell table:style-name="ce52" office:value-type="date" office:date-value="2000-03-01" calcext:value-type="date">
            <text:p>03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18]" office:value-type="float" office:value="8400" calcext:value-type="float">
            <text:p>$8,400</text:p>
          </table:table-cell>
          <table:table-cell table:style-name="ce58" table:formula="of:=IF([.C18]=0;0;([.$B$2]*[.A18]+([.$B$2]-[.C18])*([.$C$2]-[.A18])))" office:value-type="float" office:value="696000" calcext:value-type="float">
            <text:p>$696,000</text:p>
          </table:table-cell>
          <table:table-cell table:style-name="ce62" office:value-type="string" calcext:value-type="string">
            <text:p>小天</text:p>
          </table:table-cell>
          <table:table-cell table:style-name="ce67" table:formula="of:=+[.G17]+1" office:value-type="float" office:value="55" calcext:value-type="float">
            <text:p>55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8]" office:value-type="float" office:value="8500" calcext:value-type="float">
            <text:p>$8,500</text:p>
          </table:table-cell>
          <table:table-cell table:style-name="ce73" table:formula="of:=IF([.I18]=0;0;([.$B$2]*[.G18]+([.$B$2]-[.I18])*([.$C$2]-[.G18])))" office:value-type="float" office:value="762500" calcext:value-type="float">
            <text:p>$762,500</text:p>
          </table:table-cell>
          <table:table-cell table:style-name="ce62" office:value-type="string" calcext:value-type="string">
            <text:p>吳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8]+1" office:value-type="float" office:value="16" calcext:value-type="float">
            <text:p>16</text:p>
          </table:table-cell>
          <table:table-cell table:style-name="ce52" office:value-type="date" office:date-value="2000-04-01" calcext:value-type="date">
            <text:p>04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19]" office:value-type="float" office:value="8400" calcext:value-type="float">
            <text:p>$8,400</text:p>
          </table:table-cell>
          <table:table-cell table:style-name="ce58" table:formula="of:=IF([.C19]=0;0;([.$B$2]*[.A19]+([.$B$2]-[.C19])*([.$C$2]-[.A19])))" office:value-type="float" office:value="697600" calcext:value-type="float">
            <text:p>$697,600</text:p>
          </table:table-cell>
          <table:table-cell table:style-name="ce62" office:value-type="string" calcext:value-type="string">
            <text:p>佩姍</text:p>
          </table:table-cell>
          <table:table-cell table:style-name="ce67" table:formula="of:=+[.G18]+1" office:value-type="float" office:value="56" calcext:value-type="float">
            <text:p>56</text:p>
          </table:table-cell>
          <table:table-cell table:style-name="ce71" office:value-type="date" office:date-value="2001-10-01" calcext:value-type="date">
            <text:p>10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9]" office:value-type="float" office:value="8500" calcext:value-type="float">
            <text:p>$8,500</text:p>
          </table:table-cell>
          <table:table-cell table:style-name="ce73" table:formula="of:=IF([.I19]=0;0;([.$B$2]*[.G19]+([.$B$2]-[.I19])*([.$C$2]-[.G19])))" office:value-type="float" office:value="764000" calcext:value-type="float">
            <text:p>$764,000</text:p>
          </table:table-cell>
          <table:table-cell table:style-name="ce62" office:value-type="string" calcext:value-type="string">
            <text:p>儂儂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9]+1" office:value-type="float" office:value="17" calcext:value-type="float">
            <text:p>17</text:p>
          </table:table-cell>
          <table:table-cell table:style-name="ce52" office:value-type="date" office:date-value="2000-05-01" calcext:value-type="date">
            <text:p>05/01/00</text:p>
          </table:table-cell>
          <table:table-cell table:style-name="ce58" office:value-type="float" office:value="1700" calcext:value-type="float">
            <text:p>$1,700</text:p>
          </table:table-cell>
          <table:table-cell table:style-name="ce58" table:formula="of:=+[.$B$2]-[.C20]" office:value-type="float" office:value="8300" calcext:value-type="float">
            <text:p>$8,300</text:p>
          </table:table-cell>
          <table:table-cell table:style-name="ce58" table:formula="of:=IF([.C20]=0;0;([.$B$2]*[.A20]+([.$B$2]-[.C20])*([.$C$2]-[.A20])))" office:value-type="float" office:value="692900" calcext:value-type="float">
            <text:p>$692,900</text:p>
          </table:table-cell>
          <table:table-cell table:style-name="ce62" office:value-type="string" calcext:value-type="string">
            <text:p>儂儂</text:p>
          </table:table-cell>
          <table:table-cell table:style-name="ce67" table:formula="of:=+[.G19]+1" office:value-type="float" office:value="57" calcext:value-type="float">
            <text:p>57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400" calcext:value-type="float">
            <text:p>$1,400</text:p>
          </table:table-cell>
          <table:table-cell table:style-name="ce73" table:formula="of:=+[.$B$2]-[.I20]" office:value-type="float" office:value="8600" calcext:value-type="float">
            <text:p>$8,600</text:p>
          </table:table-cell>
          <table:table-cell table:style-name="ce73" table:formula="of:=IF([.I20]=0;0;([.$B$2]*[.G20]+([.$B$2]-[.I20])*([.$C$2]-[.G20])))" office:value-type="float" office:value="767800" calcext:value-type="float">
            <text:p>$767,800</text:p>
          </table:table-cell>
          <table:table-cell table:style-name="ce62" office:value-type="string" calcext:value-type="string">
            <text:p>小姍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18" calcext:value-type="float">
            <text:p>18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21]" office:value-type="float" office:value="8500" calcext:value-type="float">
            <text:p>$8,500</text:p>
          </table:table-cell>
          <table:table-cell table:style-name="ce58" table:formula="of:=IF([.C21]=0;0;([.$B$2]*[.A21]+([.$B$2]-[.C21])*([.$C$2]-[.A21])))" office:value-type="float" office:value="707000" calcext:value-type="float">
            <text:p>$707,000</text:p>
          </table:table-cell>
          <table:table-cell table:style-name="ce62" office:value-type="string" calcext:value-type="string">
            <text:p>小劉</text:p>
          </table:table-cell>
          <table:table-cell table:style-name="ce67" table:formula="of:=+[.G20]+1" office:value-type="float" office:value="58" calcext:value-type="float">
            <text:p>58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450" calcext:value-type="float">
            <text:p>$1,450</text:p>
          </table:table-cell>
          <table:table-cell table:style-name="ce73" table:formula="of:=+[.$B$2]-[.I21]" office:value-type="float" office:value="8550" calcext:value-type="float">
            <text:p>$8,550</text:p>
          </table:table-cell>
          <table:table-cell table:style-name="ce73" table:formula="of:=IF([.I21]=0;0;([.$B$2]*[.G21]+([.$B$2]-[.I21])*([.$C$2]-[.G21])))" office:value-type="float" office:value="768100" calcext:value-type="float">
            <text:p>$768,100</text:p>
          </table:table-cell>
          <table:table-cell table:style-name="ce62" office:value-type="string" calcext:value-type="string">
            <text:p>小妹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19" calcext:value-type="float">
            <text:p>19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22]" office:value-type="float" office:value="8400" calcext:value-type="float">
            <text:p>$8,400</text:p>
          </table:table-cell>
          <table:table-cell table:style-name="ce58" table:formula="of:=IF([.C22]=0;0;([.$B$2]*[.A22]+([.$B$2]-[.C22])*([.$C$2]-[.A22])))" office:value-type="float" office:value="702400" calcext:value-type="float">
            <text:p>$702,400</text:p>
          </table:table-cell>
          <table:table-cell table:style-name="ce62" office:value-type="string" calcext:value-type="string">
            <text:p>古太太</text:p>
          </table:table-cell>
          <table:table-cell table:style-name="ce67" table:formula="of:=+[.G21]+1" office:value-type="float" office:value="59" calcext:value-type="float">
            <text:p>59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550" calcext:value-type="float">
            <text:p>$1,550</text:p>
          </table:table-cell>
          <table:table-cell table:style-name="ce73" table:formula="of:=+[.$B$2]-[.I22]" office:value-type="float" office:value="8450" calcext:value-type="float">
            <text:p>$8,450</text:p>
          </table:table-cell>
          <table:table-cell table:style-name="ce73" table:formula="of:=IF([.I22]=0;0;([.$B$2]*[.G22]+([.$B$2]-[.I22])*([.$C$2]-[.G22])))" office:value-type="float" office:value="767450" calcext:value-type="float">
            <text:p>$767,450</text:p>
          </table:table-cell>
          <table:table-cell table:style-name="ce62" office:value-type="string" calcext:value-type="string">
            <text:p>儂儂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0" calcext:value-type="float">
            <text:p>20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650" calcext:value-type="float">
            <text:p>$1,650</text:p>
          </table:table-cell>
          <table:table-cell table:style-name="ce58" table:formula="of:=+[.$B$2]-[.C23]" office:value-type="float" office:value="8350" calcext:value-type="float">
            <text:p>$8,350</text:p>
          </table:table-cell>
          <table:table-cell table:style-name="ce58" table:formula="of:=IF([.C23]=0;0;([.$B$2]*[.A23]+([.$B$2]-[.C23])*([.$C$2]-[.A23])))" office:value-type="float" office:value="701000" calcext:value-type="float">
            <text:p>$701,0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22]+1" office:value-type="float" office:value="60" calcext:value-type="float">
            <text:p>60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500" calcext:value-type="float">
            <text:p>$1,500</text:p>
          </table:table-cell>
          <table:table-cell table:style-name="ce73" table:formula="of:=+[.$B$2]-[.I23]" office:value-type="float" office:value="8500" calcext:value-type="float">
            <text:p>$8,500</text:p>
          </table:table-cell>
          <table:table-cell table:style-name="ce73" table:formula="of:=IF([.I23]=0;0;([.$B$2]*[.G23]+([.$B$2]-[.I23])*([.$C$2]-[.G23])))" office:value-type="float" office:value="770000" calcext:value-type="float">
            <text:p>$770,000</text:p>
          </table:table-cell>
          <table:table-cell table:style-name="ce62" office:value-type="string" calcext:value-type="string">
            <text:p>小姍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1" calcext:value-type="float">
            <text:p>21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700" calcext:value-type="float">
            <text:p>$1,700</text:p>
          </table:table-cell>
          <table:table-cell table:style-name="ce58" table:formula="of:=+[.$B$2]-[.C24]" office:value-type="float" office:value="8300" calcext:value-type="float">
            <text:p>$8,300</text:p>
          </table:table-cell>
          <table:table-cell table:style-name="ce58" table:formula="of:=IF([.C24]=0;0;([.$B$2]*[.A24]+([.$B$2]-[.C24])*([.$C$2]-[.A24])))" office:value-type="float" office:value="699700" calcext:value-type="float">
            <text:p>$699,7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23]+1" office:value-type="float" office:value="61" calcext:value-type="float">
            <text:p>61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500" calcext:value-type="float">
            <text:p>$1,500</text:p>
          </table:table-cell>
          <table:table-cell table:style-name="ce73" table:formula="of:=+[.$B$2]-[.I24]" office:value-type="float" office:value="8500" calcext:value-type="float">
            <text:p>$8,500</text:p>
          </table:table-cell>
          <table:table-cell table:style-name="ce73" table:formula="of:=IF([.I24]=0;0;([.$B$2]*[.G24]+([.$B$2]-[.I24])*([.$C$2]-[.G24])))" office:value-type="float" office:value="771500" calcext:value-type="float">
            <text:p>$771,500</text:p>
          </table:table-cell>
          <table:table-cell table:style-name="ce62" office:value-type="string" calcext:value-type="string">
            <text:p>小妹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2" calcext:value-type="float">
            <text:p>22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650" calcext:value-type="float">
            <text:p>$1,650</text:p>
          </table:table-cell>
          <table:table-cell table:style-name="ce58" table:formula="of:=+[.$B$2]-[.C25]" office:value-type="float" office:value="8350" calcext:value-type="float">
            <text:p>$8,350</text:p>
          </table:table-cell>
          <table:table-cell table:style-name="ce58" table:formula="of:=IF([.C25]=0;0;([.$B$2]*[.A25]+([.$B$2]-[.C25])*([.$C$2]-[.A25])))" office:value-type="float" office:value="704300" calcext:value-type="float">
            <text:p>$704,3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24]+1" office:value-type="float" office:value="62" calcext:value-type="float">
            <text:p>62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450" calcext:value-type="float">
            <text:p>$1,450</text:p>
          </table:table-cell>
          <table:table-cell table:style-name="ce73" table:formula="of:=+[.$B$2]-[.I25]" office:value-type="float" office:value="8550" calcext:value-type="float">
            <text:p>$8,550</text:p>
          </table:table-cell>
          <table:table-cell table:style-name="ce73" table:formula="of:=IF([.I25]=0;0;([.$B$2]*[.G25]+([.$B$2]-[.I25])*([.$C$2]-[.G25])))" office:value-type="float" office:value="773900" calcext:value-type="float">
            <text:p>$773,900</text:p>
          </table:table-cell>
          <table:table-cell table:style-name="ce62" office:value-type="string" calcext:value-type="string">
            <text:p>張小姐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3" calcext:value-type="float">
            <text:p>23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50" calcext:value-type="float">
            <text:p>$1,550</text:p>
          </table:table-cell>
          <table:table-cell table:style-name="ce58" table:formula="of:=+[.$B$2]-[.C26]" office:value-type="float" office:value="8450" calcext:value-type="float">
            <text:p>$8,450</text:p>
          </table:table-cell>
          <table:table-cell table:style-name="ce58" table:formula="of:=IF([.C26]=0;0;([.$B$2]*[.A26]+([.$B$2]-[.C26])*([.$C$2]-[.A26])))" office:value-type="float" office:value="711650" calcext:value-type="float">
            <text:p>$711,65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25]+1" office:value-type="float" office:value="63" calcext:value-type="float">
            <text:p>63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600" calcext:value-type="float">
            <text:p>$1,600</text:p>
          </table:table-cell>
          <table:table-cell table:style-name="ce73" table:formula="of:=+[.$B$2]-[.I26]" office:value-type="float" office:value="8400" calcext:value-type="float">
            <text:p>$8,400</text:p>
          </table:table-cell>
          <table:table-cell table:style-name="ce73" table:formula="of:=IF([.I26]=0;0;([.$B$2]*[.G26]+([.$B$2]-[.I26])*([.$C$2]-[.G26])))" office:value-type="float" office:value="772800" calcext:value-type="float">
            <text:p>$772,800</text:p>
          </table:table-cell>
          <table:table-cell table:style-name="ce62" office:value-type="string" calcext:value-type="string">
            <text:p>吳太太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4" calcext:value-type="float">
            <text:p>24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400" calcext:value-type="float">
            <text:p>$1,400</text:p>
          </table:table-cell>
          <table:table-cell table:style-name="ce58" table:formula="of:=+[.$B$2]-[.C27]" office:value-type="float" office:value="8600" calcext:value-type="float">
            <text:p>$8,600</text:p>
          </table:table-cell>
          <table:table-cell table:style-name="ce58" table:formula="of:=IF([.C27]=0;0;([.$B$2]*[.A27]+([.$B$2]-[.C27])*([.$C$2]-[.A27])))" office:value-type="float" office:value="721600" calcext:value-type="float">
            <text:p>$721,600</text:p>
          </table:table-cell>
          <table:table-cell table:style-name="ce62" office:value-type="string" calcext:value-type="string">
            <text:p>辜先生</text:p>
          </table:table-cell>
          <table:table-cell table:style-name="ce67" table:formula="of:=+[.G26]+1" office:value-type="float" office:value="64" calcext:value-type="float">
            <text:p>64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400" calcext:value-type="float">
            <text:p>$1,400</text:p>
          </table:table-cell>
          <table:table-cell table:style-name="ce73" table:formula="of:=+[.$B$2]-[.I27]" office:value-type="float" office:value="8600" calcext:value-type="float">
            <text:p>$8,600</text:p>
          </table:table-cell>
          <table:table-cell table:style-name="ce73" table:formula="of:=IF([.I27]=0;0;([.$B$2]*[.G27]+([.$B$2]-[.I27])*([.$C$2]-[.G27])))" office:value-type="float" office:value="777600" calcext:value-type="float">
            <text:p>$777,600</text:p>
          </table:table-cell>
          <table:table-cell table:style-name="ce81" office:value-type="string" calcext:value-type="string">
            <text:p>自己</text:p>
          </table:table-cell>
          <table:table-cell table:style-name="ce20" table:number-columns-repeated="1012"/>
        </table:table-row>
        <table:table-row table:style-name="ro4">
          <table:table-cell table:style-name="ce83" office:value-type="float" office:value="25" calcext:value-type="float">
            <text:p>25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300" calcext:value-type="float">
            <text:p>$1,300</text:p>
          </table:table-cell>
          <table:table-cell table:style-name="ce58" table:formula="of:=+[.$B$2]-[.C28]" office:value-type="float" office:value="8700" calcext:value-type="float">
            <text:p>$8,700</text:p>
          </table:table-cell>
          <table:table-cell table:style-name="ce58" table:formula="of:=IF([.C28]=0;0;([.$B$2]*[.A28]+([.$B$2]-[.C28])*([.$C$2]-[.A28])))" office:value-type="float" office:value="728500" calcext:value-type="float">
            <text:p>$728,500</text:p>
          </table:table-cell>
          <table:table-cell table:style-name="ce62" office:value-type="string" calcext:value-type="string">
            <text:p>阿賢</text:p>
          </table:table-cell>
          <table:table-cell table:style-name="ce67" table:formula="of:=+[.G27]+1" office:value-type="float" office:value="65" calcext:value-type="float">
            <text:p>65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8]" office:value-type="float" office:value="10000" calcext:value-type="float">
            <text:p>$10,000</text:p>
          </table:table-cell>
          <table:table-cell table:style-name="ce73" table:formula="of:=IF([.I28]=0;0;([.$B$2]*[.G28]+([.$B$2]-[.I28])*([.$C$2]-[.G28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26" calcext:value-type="float">
            <text:p>26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200" calcext:value-type="float">
            <text:p>$1,200</text:p>
          </table:table-cell>
          <table:table-cell table:style-name="ce58" table:formula="of:=+[.$B$2]-[.C29]" office:value-type="float" office:value="8800" calcext:value-type="float">
            <text:p>$8,800</text:p>
          </table:table-cell>
          <table:table-cell table:style-name="ce58" table:formula="of:=IF([.C29]=0;0;([.$B$2]*[.A29]+([.$B$2]-[.C29])*([.$C$2]-[.A29])))" office:value-type="float" office:value="735200" calcext:value-type="float">
            <text:p>$735,200</text:p>
          </table:table-cell>
          <table:table-cell table:style-name="ce62" office:value-type="string" calcext:value-type="string">
            <text:p>阿雅</text:p>
          </table:table-cell>
          <table:table-cell table:style-name="ce67" table:formula="of:=+[.G28]+1" office:value-type="float" office:value="66" calcext:value-type="float">
            <text:p>66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9]" office:value-type="float" office:value="10000" calcext:value-type="float">
            <text:p>$10,000</text:p>
          </table:table-cell>
          <table:table-cell table:style-name="ce73" table:formula="of:=IF([.I29]=0;0;([.$B$2]*[.G29]+([.$B$2]-[.I29])*([.$C$2]-[.G29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27" calcext:value-type="float">
            <text:p>27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300" calcext:value-type="float">
            <text:p>$1,300</text:p>
          </table:table-cell>
          <table:table-cell table:style-name="ce58" table:formula="of:=+[.$B$2]-[.C30]" office:value-type="float" office:value="8700" calcext:value-type="float">
            <text:p>$8,700</text:p>
          </table:table-cell>
          <table:table-cell table:style-name="ce58" table:formula="of:=IF([.C30]=0;0;([.$B$2]*[.A30]+([.$B$2]-[.C30])*([.$C$2]-[.A30])))" office:value-type="float" office:value="731100" calcext:value-type="float">
            <text:p>$731,100</text:p>
          </table:table-cell>
          <table:table-cell table:style-name="ce62" office:value-type="string" calcext:value-type="string">
            <text:p>順子</text:p>
          </table:table-cell>
          <table:table-cell table:style-name="ce67" table:formula="of:=+[.G29]+1" office:value-type="float" office:value="67" calcext:value-type="float">
            <text:p>67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0]" office:value-type="float" office:value="10000" calcext:value-type="float">
            <text:p>$10,000</text:p>
          </table:table-cell>
          <table:table-cell table:style-name="ce73" table:formula="of:=IF([.I30]=0;0;([.$B$2]*[.G30]+([.$B$2]-[.I30])*([.$C$2]-[.G30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28" calcext:value-type="float">
            <text:p>28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350" calcext:value-type="float">
            <text:p>$1,350</text:p>
          </table:table-cell>
          <table:table-cell table:style-name="ce58" table:formula="of:=+[.$B$2]-[.C31]" office:value-type="float" office:value="8650" calcext:value-type="float">
            <text:p>$8,650</text:p>
          </table:table-cell>
          <table:table-cell table:style-name="ce58" table:formula="of:=IF([.C31]=0;0;([.$B$2]*[.A31]+([.$B$2]-[.C31])*([.$C$2]-[.A31])))" office:value-type="float" office:value="729800" calcext:value-type="float">
            <text:p>$729,800</text:p>
          </table:table-cell>
          <table:table-cell table:style-name="ce62" office:value-type="string" calcext:value-type="string">
            <text:p>小天</text:p>
          </table:table-cell>
          <table:table-cell table:style-name="ce67" table:formula="of:=+[.G30]+1" office:value-type="float" office:value="68" calcext:value-type="float">
            <text:p>68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1]" office:value-type="float" office:value="10000" calcext:value-type="float">
            <text:p>$10,000</text:p>
          </table:table-cell>
          <table:table-cell table:style-name="ce73" table:formula="of:=IF([.I31]=0;0;([.$B$2]*[.G31]+([.$B$2]-[.I31])*([.$C$2]-[.G31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29" calcext:value-type="float">
            <text:p>29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350" calcext:value-type="float">
            <text:p>$1,350</text:p>
          </table:table-cell>
          <table:table-cell table:style-name="ce58" table:formula="of:=+[.$B$2]-[.C32]" office:value-type="float" office:value="8650" calcext:value-type="float">
            <text:p>$8,650</text:p>
          </table:table-cell>
          <table:table-cell table:style-name="ce58" table:formula="of:=IF([.C32]=0;0;([.$B$2]*[.A32]+([.$B$2]-[.C32])*([.$C$2]-[.A32])))" office:value-type="float" office:value="731150" calcext:value-type="float">
            <text:p>$731,150</text:p>
          </table:table-cell>
          <table:table-cell table:style-name="ce62" office:value-type="string" calcext:value-type="string">
            <text:p>佩姍</text:p>
          </table:table-cell>
          <table:table-cell table:style-name="ce67" table:formula="of:=+[.G31]+1" office:value-type="float" office:value="69" calcext:value-type="float">
            <text:p>69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2]" office:value-type="float" office:value="10000" calcext:value-type="float">
            <text:p>$10,000</text:p>
          </table:table-cell>
          <table:table-cell table:style-name="ce73" table:formula="of:=IF([.I32]=0;0;([.$B$2]*[.G32]+([.$B$2]-[.I32])*([.$C$2]-[.G32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0" calcext:value-type="float">
            <text:p>30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400" calcext:value-type="float">
            <text:p>$1,400</text:p>
          </table:table-cell>
          <table:table-cell table:style-name="ce58" table:formula="of:=+[.$B$2]-[.C33]" office:value-type="float" office:value="8600" calcext:value-type="float">
            <text:p>$8,600</text:p>
          </table:table-cell>
          <table:table-cell table:style-name="ce58" table:formula="of:=IF([.C33]=0;0;([.$B$2]*[.A33]+([.$B$2]-[.C33])*([.$C$2]-[.A33])))" office:value-type="float" office:value="730000" calcext:value-type="float">
            <text:p>$730,000</text:p>
          </table:table-cell>
          <table:table-cell table:style-name="ce62" office:value-type="string" calcext:value-type="string">
            <text:p>儂儂</text:p>
          </table:table-cell>
          <table:table-cell table:style-name="ce67" table:formula="of:=+[.G32]+1" office:value-type="float" office:value="70" calcext:value-type="float">
            <text:p>70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3]" office:value-type="float" office:value="10000" calcext:value-type="float">
            <text:p>$10,000</text:p>
          </table:table-cell>
          <table:table-cell table:style-name="ce73" table:formula="of:=IF([.I33]=0;0;([.$B$2]*[.G33]+([.$B$2]-[.I33])*([.$C$2]-[.G33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1" calcext:value-type="float">
            <text:p>31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4]" office:value-type="float" office:value="8500" calcext:value-type="float">
            <text:p>$8,500</text:p>
          </table:table-cell>
          <table:table-cell table:style-name="ce58" table:formula="of:=IF([.C34]=0;0;([.$B$2]*[.A34]+([.$B$2]-[.C34])*([.$C$2]-[.A34])))" office:value-type="float" office:value="726500" calcext:value-type="float">
            <text:p>$726,5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33]+1" office:value-type="float" office:value="71" calcext:value-type="float">
            <text:p>71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4]" office:value-type="float" office:value="10000" calcext:value-type="float">
            <text:p>$10,000</text:p>
          </table:table-cell>
          <table:table-cell table:style-name="ce73" table:formula="of:=IF([.I34]=0;0;([.$B$2]*[.G34]+([.$B$2]-[.I34])*([.$C$2]-[.G34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2" calcext:value-type="float">
            <text:p>32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5]" office:value-type="float" office:value="8500" calcext:value-type="float">
            <text:p>$8,500</text:p>
          </table:table-cell>
          <table:table-cell table:style-name="ce58" table:formula="of:=IF([.C35]=0;0;([.$B$2]*[.A35]+([.$B$2]-[.C35])*([.$C$2]-[.A35])))" office:value-type="float" office:value="728000" calcext:value-type="float">
            <text:p>$728,0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34]+1" office:value-type="float" office:value="72" calcext:value-type="float">
            <text:p>72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5]" office:value-type="float" office:value="10000" calcext:value-type="float">
            <text:p>$10,000</text:p>
          </table:table-cell>
          <table:table-cell table:style-name="ce73" table:formula="of:=IF([.I35]=0;0;([.$B$2]*[.G35]+([.$B$2]-[.I35])*([.$C$2]-[.G35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3" calcext:value-type="float">
            <text:p>33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400" calcext:value-type="float">
            <text:p>$1,400</text:p>
          </table:table-cell>
          <table:table-cell table:style-name="ce58" table:formula="of:=+[.$B$2]-[.C36]" office:value-type="float" office:value="8600" calcext:value-type="float">
            <text:p>$8,600</text:p>
          </table:table-cell>
          <table:table-cell table:style-name="ce58" table:formula="of:=IF([.C36]=0;0;([.$B$2]*[.A36]+([.$B$2]-[.C36])*([.$C$2]-[.A36])))" office:value-type="float" office:value="734200" calcext:value-type="float">
            <text:p>$734,2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35]+1" office:value-type="float" office:value="73" calcext:value-type="float">
            <text:p>73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6]" office:value-type="float" office:value="10000" calcext:value-type="float">
            <text:p>$10,000</text:p>
          </table:table-cell>
          <table:table-cell table:style-name="ce73" table:formula="of:=IF([.I36]=0;0;([.$B$2]*[.G36]+([.$B$2]-[.I36])*([.$C$2]-[.G36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4" calcext:value-type="float">
            <text:p>34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7]" office:value-type="float" office:value="8500" calcext:value-type="float">
            <text:p>$8,500</text:p>
          </table:table-cell>
          <table:table-cell table:style-name="ce58" table:formula="of:=IF([.C37]=0;0;([.$B$2]*[.A37]+([.$B$2]-[.C37])*([.$C$2]-[.A37])))" office:value-type="float" office:value="731000" calcext:value-type="float">
            <text:p>$731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36]+1" office:value-type="float" office:value="74" calcext:value-type="float">
            <text:p>74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7]" office:value-type="float" office:value="10000" calcext:value-type="float">
            <text:p>$10,000</text:p>
          </table:table-cell>
          <table:table-cell table:style-name="ce73" table:formula="of:=IF([.I37]=0;0;([.$B$2]*[.G37]+([.$B$2]-[.I37])*([.$C$2]-[.G37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5" calcext:value-type="float">
            <text:p>35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8]" office:value-type="float" office:value="8500" calcext:value-type="float">
            <text:p>$8,500</text:p>
          </table:table-cell>
          <table:table-cell table:style-name="ce58" table:formula="of:=IF([.C38]=0;0;([.$B$2]*[.A38]+([.$B$2]-[.C38])*([.$C$2]-[.A38])))" office:value-type="float" office:value="732500" calcext:value-type="float">
            <text:p>$732,5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37]+1" office:value-type="float" office:value="75" calcext:value-type="float">
            <text:p>75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8]" office:value-type="float" office:value="10000" calcext:value-type="float">
            <text:p>$10,000</text:p>
          </table:table-cell>
          <table:table-cell table:style-name="ce73" table:formula="of:=IF([.I38]=0;0;([.$B$2]*[.G38]+([.$B$2]-[.I38])*([.$C$2]-[.G38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6" calcext:value-type="float">
            <text:p>36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9]" office:value-type="float" office:value="8500" calcext:value-type="float">
            <text:p>$8,500</text:p>
          </table:table-cell>
          <table:table-cell table:style-name="ce58" table:formula="of:=IF([.C39]=0;0;([.$B$2]*[.A39]+([.$B$2]-[.C39])*([.$C$2]-[.A39])))" office:value-type="float" office:value="734000" calcext:value-type="float">
            <text:p>$734,0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38]+1" office:value-type="float" office:value="76" calcext:value-type="float">
            <text:p>76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9]" office:value-type="float" office:value="10000" calcext:value-type="float">
            <text:p>$10,000</text:p>
          </table:table-cell>
          <table:table-cell table:style-name="ce73" table:formula="of:=IF([.I39]=0;0;([.$B$2]*[.G39]+([.$B$2]-[.I39])*([.$C$2]-[.G39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7" calcext:value-type="float">
            <text:p>37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40]" office:value-type="float" office:value="8500" calcext:value-type="float">
            <text:p>$8,500</text:p>
          </table:table-cell>
          <table:table-cell table:style-name="ce58" table:formula="of:=IF([.C40]=0;0;([.$B$2]*[.A40]+([.$B$2]-[.C40])*([.$C$2]-[.A40])))" office:value-type="float" office:value="735500" calcext:value-type="float">
            <text:p>$735,5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39]+1" office:value-type="float" office:value="77" calcext:value-type="float">
            <text:p>77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40]" office:value-type="float" office:value="10000" calcext:value-type="float">
            <text:p>$10,000</text:p>
          </table:table-cell>
          <table:table-cell table:style-name="ce73" table:formula="of:=IF([.I40]=0;0;([.$B$2]*[.G40]+([.$B$2]-[.I40])*([.$C$2]-[.G40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8" calcext:value-type="float">
            <text:p>38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41]" office:value-type="float" office:value="8500" calcext:value-type="float">
            <text:p>$8,500</text:p>
          </table:table-cell>
          <table:table-cell table:style-name="ce58" table:formula="of:=IF([.C41]=0;0;([.$B$2]*[.A41]+([.$B$2]-[.C41])*([.$C$2]-[.A41])))" office:value-type="float" office:value="737000" calcext:value-type="float">
            <text:p>$737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40]+1" office:value-type="float" office:value="78" calcext:value-type="float">
            <text:p>78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41]" office:value-type="float" office:value="10000" calcext:value-type="float">
            <text:p>$10,000</text:p>
          </table:table-cell>
          <table:table-cell table:style-name="ce73" table:formula="of:=IF([.I41]=0;0;([.$B$2]*[.G41]+([.$B$2]-[.I41])*([.$C$2]-[.G41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9" calcext:value-type="float">
            <text:p>39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42]" office:value-type="float" office:value="8500" calcext:value-type="float">
            <text:p>$8,500</text:p>
          </table:table-cell>
          <table:table-cell table:style-name="ce58" table:formula="of:=IF([.C42]=0;0;([.$B$2]*[.A42]+([.$B$2]-[.C42])*([.$C$2]-[.A42])))" office:value-type="float" office:value="738500" calcext:value-type="float">
            <text:p>$738,500</text:p>
          </table:table-cell>
          <table:table-cell table:style-name="ce62" office:value-type="string" calcext:value-type="string">
            <text:p>辜先生</text:p>
          </table:table-cell>
          <table:table-cell table:style-name="ce67" table:formula="of:=+[.G41]+1" office:value-type="float" office:value="79" calcext:value-type="float">
            <text:p>79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42]" office:value-type="float" office:value="10000" calcext:value-type="float">
            <text:p>$10,000</text:p>
          </table:table-cell>
          <table:table-cell table:style-name="ce73" table:formula="of:=IF([.I42]=0;0;([.$B$2]*[.G42]+([.$B$2]-[.I42])*([.$C$2]-[.G42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6" office:value-type="float" office:value="40" calcext:value-type="float">
            <text:p>40</text:p>
          </table:table-cell>
          <table:table-cell table:style-name="ce53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9" table:formula="of:=+[.$B$2]-[.C43]" office:value-type="float" office:value="8500" calcext:value-type="float">
            <text:p>$8,500</text:p>
          </table:table-cell>
          <table:table-cell table:style-name="ce59" table:formula="of:=IF([.C43]=0;0;([.$B$2]*[.A43]+([.$B$2]-[.C43])*([.$C$2]-[.A43])))" office:value-type="float" office:value="740000" calcext:value-type="float">
            <text:p>$740,000</text:p>
          </table:table-cell>
          <table:table-cell table:style-name="ce63" office:value-type="string" calcext:value-type="string">
            <text:p>阿賢</text:p>
          </table:table-cell>
          <table:table-cell table:style-name="ce67" table:formula="of:=+[.G42]+1" office:value-type="float" office:value="80" calcext:value-type="float">
            <text:p>80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43]" office:value-type="float" office:value="10000" calcext:value-type="float">
            <text:p>$10,000</text:p>
          </table:table-cell>
          <table:table-cell table:style-name="ce73" table:formula="of:=IF([.I43]=0;0;([.$B$2]*[.G43]+([.$B$2]-[.I43])*([.$C$2]-[.G43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3">
          <table:table-cell table:number-columns-repeated="6"/>
          <table:table-cell table:style-name="ce68" office:value-type="string" calcext:value-type="string">
            <text:p><text:s/></text:p>
          </table:table-cell>
          <table:table-cell table:style-name="ce72"/>
          <table:table-cell table:style-name="ce74" office:value-type="string" calcext:value-type="string">
            <text:p>合計：</text:p>
          </table:table-cell>
          <table:table-cell table:style-name="ce76" table:formula="of:=SUM([.D4:.D43])+SUM([.J4:.J43])" office:value-type="float" office:value="700350" calcext:value-type="float">
            <text:p>$700,350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20" table:number-columns-repeated="1012"/>
        </table:table-row>
        <table:table-row table:style-name="ro5" table:number-rows-repeated="15">
          <table:table-cell table:number-columns-repeated="6"/>
          <table:table-cell table:style-name="ce88" table:number-columns-repeated="4"/>
          <table:table-cell table:number-columns-repeated="1014"/>
        </table:table-row>
        <table:table-row table:style-name="ro5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標會總合" table:style-name="ta4">
        <table:table-column table:style-name="co15" table:default-cell-style-name="ce90"/>
        <table:table-column table:style-name="co15" table:default-cell-style-name="ce95"/>
        <table:table-column table:style-name="co16" table:default-cell-style-name="ce101"/>
        <table:table-column table:style-name="co17" table:default-cell-style-name="ce101"/>
        <table:table-column table:style-name="co18" table:default-cell-style-name="ce105"/>
        <table:table-column table:style-name="co19" table:default-cell-style-name="ce105"/>
        <table:table-column table:style-name="co20" table:default-cell-style-name="ce101"/>
        <table:table-column table:style-name="co7" table:default-cell-style-name="Default"/>
        <table:table-column table:style-name="co17" table:default-cell-style-name="ce114"/>
        <table:table-column table:style-name="co7" table:number-columns-repeated="1015" table:default-cell-style-name="Default"/>
        <table:table-row table:style-name="ro6">
          <table:table-cell table:number-columns-repeated="1024"/>
        </table:table-row>
        <table:table-row table:style-name="ro7">
          <table:table-cell table:style-name="ce91" office:value-type="string" calcext:value-type="string">
            <text:p>標會名稱</text:p>
          </table:table-cell>
          <table:table-cell table:style-name="ce96" office:value-type="string" calcext:value-type="string">
            <text:p>會款金額</text:p>
          </table:table-cell>
          <table:table-cell table:style-name="ce102" office:value-type="string" calcext:value-type="string">
            <text:p>總期</text:p>
          </table:table-cell>
          <table:table-cell table:style-name="ce102" office:value-type="string" calcext:value-type="string">
            <text:p>得標期</text:p>
          </table:table-cell>
          <table:table-cell table:style-name="ce106" office:value-type="string" calcext:value-type="string">
            <text:p>會盡日期</text:p>
          </table:table-cell>
          <table:table-cell table:style-name="ce106" office:value-type="string" calcext:value-type="string">
            <text:p>得標日期</text:p>
          </table:table-cell>
          <table:table-cell table:style-name="ce102" office:value-type="string" calcext:value-type="string">
            <text:p>得標金額</text:p>
          </table:table-cell>
          <table:table-cell table:style-name="ce102" office:value-type="string" calcext:value-type="string">
            <text:p>賺取利息</text:p>
          </table:table-cell>
          <table:table-cell table:style-name="ce115" office:value-type="string" calcext:value-type="string">
            <text:p>利潤率</text:p>
          </table:table-cell>
          <table:table-cell>
            <draw:frame table:end-cell-address="標會總合.T14" table:end-x="1.99mm" table:end-y="4.49mm" draw:z-index="0" draw:name="Chart 1" draw:style-name="gr1" draw:text-style-name="P1" svg:width="173.77mm" svg:height="80.42mm" svg:x="5.67mm" svg:y="0.01mm">
              <loext:p draw:notify-on-update-of-ranges="標會總合.A3:標會總合.A12 標會總合.I3:標會總合.I1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7">
          <table:table-cell table:style-name="ce92" office:value-type="string" calcext:value-type="string">
            <text:p>AAA<text:span text:style-name="T1">之會</text:span></text:p>
          </table:table-cell>
          <table:table-cell table:style-name="ce97" table:formula="of:=[$AAA之會.$B$2]" office:value-type="float" office:value="10000" calcext:value-type="float">
            <text:p>10,000 </text:p>
          </table:table-cell>
          <table:table-cell table:style-name="ce97" table:formula="of:=[$AAA之會.$C$2]" office:value-type="float" office:value="36" calcext:value-type="float">
            <text:p>36 </text:p>
          </table:table-cell>
          <table:table-cell table:style-name="ce97" table:formula="of:=[$AAA之會.H$2]" office:value-type="float" office:value="25" calcext:value-type="float">
            <text:p>25 </text:p>
          </table:table-cell>
          <table:table-cell table:style-name="ce107" table:formula="of:=[$AAA之會.H21]" office:value-type="date" office:date-value="2001-12-01" calcext:value-type="date">
            <text:p>2001年12月1日</text:p>
          </table:table-cell>
          <table:table-cell table:style-name="ce108" table:formula="of:=[$AAA之會.H10]" office:value-type="date" office:date-value="2001-01-01" calcext:value-type="date">
            <text:p>2001年1月1日</text:p>
          </table:table-cell>
          <table:table-cell table:style-name="ce98" table:formula="of:=[$AAA之會.$I$2]" office:value-type="float" office:value="340200" calcext:value-type="float">
            <text:p>340,200 </text:p>
          </table:table-cell>
          <table:table-cell table:style-name="ce98" table:formula="of:=[$AAA之會.$K$2]" office:value-type="float" office:value="24850" calcext:value-type="float">
            <text:p>24,850 </text:p>
          </table:table-cell>
          <table:table-cell table:style-name="ce116" table:formula="of:=[$AAA之會.$L$2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93" office:value-type="string" calcext:value-type="string">
            <text:p>BBB<text:span text:style-name="T1">之會</text:span></text:p>
          </table:table-cell>
          <table:table-cell table:style-name="ce97" table:formula="of:=[$BBB之會.$B$2]" office:value-type="float" office:value="20000" calcext:value-type="float">
            <text:p>20,000 </text:p>
          </table:table-cell>
          <table:table-cell table:style-name="ce97" table:formula="of:=[$BBB之會.$C$2]" office:value-type="float" office:value="50" calcext:value-type="float">
            <text:p>50 </text:p>
          </table:table-cell>
          <table:table-cell table:style-name="ce97" table:formula="of:=[$BBB之會.H$2]" office:value-type="float" office:value="41" calcext:value-type="float">
            <text:p>41 </text:p>
          </table:table-cell>
          <table:table-cell table:style-name="ce108" table:formula="of:=[$BBB之會.H28]" office:value-type="date" office:date-value="2001-11-01" calcext:value-type="date">
            <text:p>2001年11月1日</text:p>
          </table:table-cell>
          <table:table-cell/>
          <table:table-cell table:style-name="ce97" table:formula="of:=[$BBB之會.$I$2]" office:value-type="float" office:value="974800" calcext:value-type="float">
            <text:p>974,800 </text:p>
          </table:table-cell>
          <table:table-cell table:style-name="ce97" table:formula="of:=[$BBB之會.$K$2]" office:value-type="float" office:value="98600" calcext:value-type="float">
            <text:p>98,600 </text:p>
          </table:table-cell>
          <table:table-cell table:style-name="ce117" table:formula="of:=[$BBB之會.$L$2]" office:value-type="percentage" office:value="0.112531385528418" calcext:value-type="percentage">
            <text:p>11.25%</text:p>
          </table:table-cell>
          <table:table-cell table:number-columns-repeated="1015"/>
        </table:table-row>
        <table:table-row table:style-name="ro7">
          <table:table-cell table:style-name="ce92" office:value-type="string" calcext:value-type="string">
            <text:p>CCC<text:span text:style-name="T1">之會</text:span></text:p>
          </table:table-cell>
          <table:table-cell table:style-name="ce98" table:formula="of:=[$CCC之會.$B$2]" office:value-type="float" office:value="10000" calcext:value-type="float">
            <text:p>10,000 </text:p>
          </table:table-cell>
          <table:table-cell table:style-name="ce98" table:formula="of:=[$CCC之會.$C$2]" office:value-type="float" office:value="80" calcext:value-type="float">
            <text:p>80 </text:p>
          </table:table-cell>
          <table:table-cell table:style-name="ce97" table:formula="of:=[$CCC之會.H$2]" office:value-type="float" office:value="64" calcext:value-type="float">
            <text:p>64 </text:p>
          </table:table-cell>
          <table:table-cell table:style-name="ce107" table:formula="of:=[$CCC之會.H43]" office:value-type="date" office:date-value="2001-11-01" calcext:value-type="date">
            <text:p>2001年11月1日</text:p>
          </table:table-cell>
          <table:table-cell table:style-name="ce111"/>
          <table:table-cell table:style-name="ce98" table:formula="of:=[$CCC之會.$I$2]" office:value-type="float" office:value="777600" calcext:value-type="float">
            <text:p>777,600 </text:p>
          </table:table-cell>
          <table:table-cell table:style-name="ce98" table:formula="of:=[$CCC之會.$K$2]" office:value-type="float" office:value="77250" calcext:value-type="float">
            <text:p>77,250 </text:p>
          </table:table-cell>
          <table:table-cell table:style-name="ce116" table:formula="of:=[$CCC之會.$L$2]" office:value-type="percentage" office:value="0.110301991861212" calcext:value-type="percentage">
            <text:p>11.03%</text:p>
          </table:table-cell>
          <table:table-cell table:number-columns-repeated="1015"/>
        </table:table-row>
        <table:table-row table:style-name="ro7">
          <table:table-cell table:style-name="ce92" office:value-type="string" calcext:value-type="string">
            <text:p>DDD<text:span text:style-name="T1">之會</text:span></text:p>
          </table:table-cell>
          <table:table-cell table:style-name="ce98" table:formula="of:=[$DDD之會.$B$2]" office:value-type="float" office:value="10000" calcext:value-type="float">
            <text:p>10,000 </text:p>
          </table:table-cell>
          <table:table-cell table:style-name="ce98" table:formula="of:=[$DDD之會.$A$4]" office:value-type="float" office:value="36" calcext:value-type="float">
            <text:p>36 </text:p>
          </table:table-cell>
          <table:table-cell table:style-name="ce97" table:formula="of:=[$DDD之會.D$4]" office:value-type="float" office:value="25" calcext:value-type="float">
            <text:p>25 </text:p>
          </table:table-cell>
          <table:table-cell table:style-name="ce107" table:formula="of:=[$DDD之會.$B$41]" office:value-type="date" office:date-value="2001-12-01" calcext:value-type="date">
            <text:p>2001年12月1日</text:p>
          </table:table-cell>
          <table:table-cell table:style-name="ce111"/>
          <table:table-cell table:style-name="ce98" table:formula="of:=[$DDD之會.$E$2]" office:value-type="float" office:value="340200" calcext:value-type="float">
            <text:p>340,200 </text:p>
          </table:table-cell>
          <table:table-cell table:style-name="ce98" table:formula="of:=[$DDD之會.$F$2]" office:value-type="float" office:value="24850" calcext:value-type="float">
            <text:p>24,850 </text:p>
          </table:table-cell>
          <table:table-cell table:style-name="ce116" table:formula="of:=[$DDD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92" office:value-type="string" calcext:value-type="string">
            <text:p>EEE<text:span text:style-name="T1">之會</text:span></text:p>
          </table:table-cell>
          <table:table-cell table:style-name="ce98" table:formula="of:=[$EEE之會.$B$2]" office:value-type="float" office:value="10000" calcext:value-type="float">
            <text:p>10,000 </text:p>
          </table:table-cell>
          <table:table-cell table:style-name="ce98" table:formula="of:=[$EEE之會.$A$4]" office:value-type="float" office:value="36" calcext:value-type="float">
            <text:p>36 </text:p>
          </table:table-cell>
          <table:table-cell table:style-name="ce97" table:formula="of:=[$EEE之會.D$4]" office:value-type="float" office:value="25" calcext:value-type="float">
            <text:p>25 </text:p>
          </table:table-cell>
          <table:table-cell table:style-name="ce107" table:formula="of:=[$EEE之會.$B$41]" office:value-type="date" office:date-value="2001-12-01" calcext:value-type="date">
            <text:p>2001年12月1日</text:p>
          </table:table-cell>
          <table:table-cell table:style-name="ce111"/>
          <table:table-cell table:style-name="ce98" table:formula="of:=[$EEE之會.$E$2]" office:value-type="float" office:value="340200" calcext:value-type="float">
            <text:p>340,200 </text:p>
          </table:table-cell>
          <table:table-cell table:style-name="ce98" table:formula="of:=[$EEE之會.$F$2]" office:value-type="float" office:value="24850" calcext:value-type="float">
            <text:p>24,850 </text:p>
          </table:table-cell>
          <table:table-cell table:style-name="ce116" table:formula="of:=[$EEE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92" office:value-type="string" calcext:value-type="string">
            <text:p>FFF<text:span text:style-name="T1">之會</text:span></text:p>
          </table:table-cell>
          <table:table-cell table:style-name="ce98" table:formula="of:=[$FFF之會.$B$2]" office:value-type="float" office:value="10000" calcext:value-type="float">
            <text:p>10,000 </text:p>
          </table:table-cell>
          <table:table-cell table:style-name="ce98" table:formula="of:=[$FFF之會.$A$4]" office:value-type="float" office:value="36" calcext:value-type="float">
            <text:p>36 </text:p>
          </table:table-cell>
          <table:table-cell table:style-name="ce97" table:formula="of:=[$FFF之會.D$4]" office:value-type="float" office:value="25" calcext:value-type="float">
            <text:p>25 </text:p>
          </table:table-cell>
          <table:table-cell table:style-name="ce107" table:formula="of:=[$FFF之會.$B$41]" office:value-type="date" office:date-value="2001-12-01" calcext:value-type="date">
            <text:p>2001年12月1日</text:p>
          </table:table-cell>
          <table:table-cell table:style-name="ce111"/>
          <table:table-cell table:style-name="ce98" table:formula="of:=[$FFF之會.$E$2]" office:value-type="float" office:value="340200" calcext:value-type="float">
            <text:p>340,200 </text:p>
          </table:table-cell>
          <table:table-cell table:style-name="ce98" table:formula="of:=[$FFF之會.$F$2]" office:value-type="float" office:value="24850" calcext:value-type="float">
            <text:p>24,850 </text:p>
          </table:table-cell>
          <table:table-cell table:style-name="ce116" table:formula="of:=[$FFF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92" office:value-type="string" calcext:value-type="string">
            <text:p>GGG<text:span text:style-name="T1">之會</text:span></text:p>
          </table:table-cell>
          <table:table-cell table:style-name="ce98" table:formula="of:=[$GGG之會.$B$2]" office:value-type="float" office:value="10000" calcext:value-type="float">
            <text:p>10,000 </text:p>
          </table:table-cell>
          <table:table-cell table:style-name="ce98" table:formula="of:=[$GGG之會.$A$4]" office:value-type="float" office:value="36" calcext:value-type="float">
            <text:p>36 </text:p>
          </table:table-cell>
          <table:table-cell table:style-name="ce97" table:formula="of:=[$GGG之會.D$4]" office:value-type="float" office:value="25" calcext:value-type="float">
            <text:p>25 </text:p>
          </table:table-cell>
          <table:table-cell table:style-name="ce107" table:formula="of:=[$GGG之會.$B$41]" office:value-type="date" office:date-value="2001-12-01" calcext:value-type="date">
            <text:p>2001年12月1日</text:p>
          </table:table-cell>
          <table:table-cell table:style-name="ce111"/>
          <table:table-cell table:style-name="ce98" table:formula="of:=[$GGG之會.$E$2]" office:value-type="float" office:value="340200" calcext:value-type="float">
            <text:p>340,200 </text:p>
          </table:table-cell>
          <table:table-cell table:style-name="ce98" table:formula="of:=[$GGG之會.$F$2]" office:value-type="float" office:value="24850" calcext:value-type="float">
            <text:p>24,850 </text:p>
          </table:table-cell>
          <table:table-cell table:style-name="ce116" table:formula="of:=[$GGG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92" office:value-type="string" calcext:value-type="string">
            <text:p>HHH<text:span text:style-name="T1">之會</text:span></text:p>
          </table:table-cell>
          <table:table-cell table:style-name="ce98" table:formula="of:=[$HHH之會.$B$2]" office:value-type="float" office:value="10000" calcext:value-type="float">
            <text:p>10,000 </text:p>
          </table:table-cell>
          <table:table-cell table:style-name="ce98" table:formula="of:=[$HHH之會.$A$4]" office:value-type="float" office:value="36" calcext:value-type="float">
            <text:p>36 </text:p>
          </table:table-cell>
          <table:table-cell table:style-name="ce97" table:formula="of:=[$HHH之會.D$4]" office:value-type="float" office:value="25" calcext:value-type="float">
            <text:p>25 </text:p>
          </table:table-cell>
          <table:table-cell table:style-name="ce107" table:formula="of:=[$HHH之會.$B$41]" office:value-type="date" office:date-value="2001-12-01" calcext:value-type="date">
            <text:p>2001年12月1日</text:p>
          </table:table-cell>
          <table:table-cell table:style-name="ce111"/>
          <table:table-cell table:style-name="ce98" table:formula="of:=[$HHH之會.$E$2]" office:value-type="float" office:value="340200" calcext:value-type="float">
            <text:p>340,200 </text:p>
          </table:table-cell>
          <table:table-cell table:style-name="ce98" table:formula="of:=[$HHH之會.$F$2]" office:value-type="float" office:value="24850" calcext:value-type="float">
            <text:p>24,850 </text:p>
          </table:table-cell>
          <table:table-cell table:style-name="ce116" table:formula="of:=[$HHH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92" office:value-type="string" calcext:value-type="string">
            <text:p>III<text:span text:style-name="T1">之會</text:span></text:p>
          </table:table-cell>
          <table:table-cell table:style-name="ce98" table:formula="of:=[$III之會.$B$2]" office:value-type="float" office:value="10000" calcext:value-type="float">
            <text:p>10,000 </text:p>
          </table:table-cell>
          <table:table-cell table:style-name="ce98" table:formula="of:=[$III之會.$A$4]" office:value-type="float" office:value="36" calcext:value-type="float">
            <text:p>36 </text:p>
          </table:table-cell>
          <table:table-cell table:style-name="ce97" table:formula="of:=[$III之會.D$4]" office:value-type="float" office:value="25" calcext:value-type="float">
            <text:p>25 </text:p>
          </table:table-cell>
          <table:table-cell table:style-name="ce107" table:formula="of:=[$III之會.$B$41]" office:value-type="date" office:date-value="2001-12-01" calcext:value-type="date">
            <text:p>2001年12月1日</text:p>
          </table:table-cell>
          <table:table-cell table:style-name="ce111"/>
          <table:table-cell table:style-name="ce98" table:formula="of:=[$III之會.$E$2]" office:value-type="float" office:value="340200" calcext:value-type="float">
            <text:p>340,200 </text:p>
          </table:table-cell>
          <table:table-cell table:style-name="ce98" table:formula="of:=[$III之會.$F$2]" office:value-type="float" office:value="24850" calcext:value-type="float">
            <text:p>24,850 </text:p>
          </table:table-cell>
          <table:table-cell table:style-name="ce116" table:formula="of:=[$III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92" office:value-type="string" calcext:value-type="string">
            <text:p>JJJ<text:span text:style-name="T1">之會</text:span></text:p>
          </table:table-cell>
          <table:table-cell table:style-name="ce98" table:formula="of:=[$JJJ之會.$B$2]" office:value-type="float" office:value="10000" calcext:value-type="float">
            <text:p>10,000 </text:p>
          </table:table-cell>
          <table:table-cell table:style-name="ce98" table:formula="of:=[$JJJ之會.$A$4]" office:value-type="float" office:value="36" calcext:value-type="float">
            <text:p>36 </text:p>
          </table:table-cell>
          <table:table-cell table:style-name="ce97" table:formula="of:=[$JJJ之會.D$4]" office:value-type="float" office:value="25" calcext:value-type="float">
            <text:p>25 </text:p>
          </table:table-cell>
          <table:table-cell table:style-name="ce107" table:formula="of:=[$JJJ之會.$B$41]" office:value-type="date" office:date-value="2001-12-01" calcext:value-type="date">
            <text:p>2001年12月1日</text:p>
          </table:table-cell>
          <table:table-cell table:style-name="ce111"/>
          <table:table-cell table:style-name="ce98" table:formula="of:=[$JJJ之會.$E$2]" office:value-type="float" office:value="340200" calcext:value-type="float">
            <text:p>340,200 </text:p>
          </table:table-cell>
          <table:table-cell table:style-name="ce98" table:formula="of:=[$JJJ之會.$F$2]" office:value-type="float" office:value="24850" calcext:value-type="float">
            <text:p>24,850 </text:p>
          </table:table-cell>
          <table:table-cell table:style-name="ce116" table:formula="of:=[$JJJ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6">
          <table:table-cell table:style-name="ce94" office:value-type="string" calcext:value-type="string">
            <text:p><text:s/></text:p>
          </table:table-cell>
          <table:table-cell table:style-name="ce99"/>
          <table:table-cell table:style-name="ce103" table:number-columns-repeated="2"/>
          <table:table-cell table:style-name="ce109" table:number-columns-repeated="2"/>
          <table:table-cell table:style-name="ce103" table:number-columns-repeated="2"/>
          <table:table-cell table:style-name="ce118"/>
          <table:table-cell table:number-columns-repeated="1015"/>
        </table:table-row>
        <table:table-row table:style-name="ro7">
          <table:table-cell/>
          <table:table-cell table:style-name="ce100"/>
          <table:table-cell table:style-name="ce104" table:number-columns-repeated="2"/>
          <table:table-cell table:style-name="ce110"/>
          <table:table-cell table:style-name="ce112" office:value-type="string" calcext:value-type="string">
            <text:p>合計：</text:p>
          </table:table-cell>
          <table:table-cell table:style-name="ce113" table:formula="of:=SUM([.G4:.G13])" office:value-type="float" office:value="4133800" calcext:value-type="float">
            <text:p>4,133,800 </text:p>
          </table:table-cell>
          <table:table-cell table:style-name="ce104"/>
          <table:table-cell table:style-name="ce119"/>
          <table:table-cell table:number-columns-repeated="1015"/>
        </table:table-row>
        <table:table-row table:style-name="ro6">
          <table:table-cell/>
          <table:table-cell table:style-name="ce100"/>
          <table:table-cell table:style-name="ce104" table:number-columns-repeated="2"/>
          <table:table-cell table:style-name="ce110" table:number-columns-repeated="2"/>
          <table:table-cell table:style-name="ce104" table:number-columns-repeated="2"/>
          <table:table-cell table:style-name="ce119"/>
          <table:table-cell table:number-columns-repeated="1015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DD之會" table:style-name="ta5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DDD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/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1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EE之會" table:style-name="ta6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EEE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FF之會" table:style-name="ta7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FFF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GG之會" table:style-name="ta8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GGG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HH之會" table:style-name="ta9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HHH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II之會" table:style-name="ta10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III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JJ之會" table:style-name="ta11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JJJ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7">
      <number:month/>
      <number:text>月</number:text>
      <number:day/>
      <number:text>日</number:text>
    </number:date-style>
    <number:date-style style:name="N158">
      <number:month number:style="long"/>
      <number:text>/</number:text>
      <number:day number:style="long"/>
      <number:text>/</number:text>
      <number:year/>
    </number:date-style>
    <number:number-style style:name="N159">
      <number:text>$</number:text>
      <number:number number:decimal-places="0" loext:min-decimal-places="0" number:min-integer-digits="1" number:grouping="true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AAA之會" style:display-name="PageStyle_AAA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之會" style:display-name="PageStyle_BBB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C之會" style:display-name="PageStyle_CCC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標會總合" style:display-name="PageStyle_標會總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DD之會" style:display-name="PageStyle_DDD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EE之會" style:display-name="PageStyle_EEE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FF之會" style:display-name="PageStyle_FFF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GG之會" style:display-name="PageStyle_GGG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HH之會" style:display-name="PageStyle_HHH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II之會" style:display-name="PageStyle_III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JJ之會" style:display-name="PageStyle_JJJ之會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9-02-06T18:56:54</meta:creation-date>
    <dc:creator>林龍震</dc:creator>
    <dc:date>1998-02-24T18:48:29</dc:date>
    <meta:document-statistic meta:table-count="11" meta:cell-count="2802" meta:object-count="1"/>
    <meta:generator>LibreOffice/5.1.1.3$Windows_x86 LibreOffice_project/89f508ef3ecebd2cfb8e1def0f0ba9a803b88a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標楷體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fo:font-family="新細明體" fo:font-size="14pt" fo:font-weight="bold" style:font-size-asian="14pt" style:font-weight-asian="bold" style:font-size-complex="14pt" style:font-weight-complex="bold"/>
    </style:style>
    <style:style style:name="ch6" style:family="chart" style:data-style-name="N11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新細明體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000000" fo:font-family="新細明體" fo:font-size="14pt" fo:font-weight="bold" style:font-size-asian="14pt" style:font-weight-asian="bold" style:font-size-complex="14pt" style:font-weight-complex="bold"/>
    </style:style>
    <style:style style:name="ch8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新細明體" fo:font-size="12pt" style:font-size-asian="12pt" style:font-size-complex="12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7.378cm" svg:height="8.043cm" xlink:href=".." xlink:type="simple" chart:class="chart:bar" chart:style-name="ch1">
        <chart:title svg:x="6.352cm" svg:y="0.295cm" chart:style-name="ch2">
          <text:p>標會利潤比較圖</text:p>
        </chart:title>
        <chart:plot-area chart:style-name="ch3" table:cell-range-address="標會總合.A3:標會總合.A12 標會總合.I3:標會總合.I12" chart:data-source-has-labels="column" svg:x="1.729cm" svg:y="1.658cm" svg:width="15.302cm" svg:height="4.873cm">
          <chartooo:coordinate-region svg:x="3.276cm" svg:y="1.658cm" svg:width="13.755cm" svg:height="3.353cm"/>
          <chart:axis chart:dimension="x" chart:name="primary-x" chart:style-name="ch4" chartooo:axis-type="auto">
            <chartooo:date-scale/>
            <chart:title svg:x="8.788cm" svg:y="6.692cm" chart:style-name="ch5">
              <text:p>會名</text:p>
            </chart:title>
            <chart:categories table:cell-range-address="標會總合.A3:標會總合.A12"/>
          </chart:axis>
          <chart:axis chart:dimension="y" chart:name="primary-y" chart:style-name="ch6">
            <chart:title svg:x="0.451cm" svg:y="4.937cm" chart:style-name="ch7">
              <text:p>利潤率</text:p>
            </chart:title>
            <chart:grid chart:class="major"/>
          </chart:axis>
          <chart:series chart:style-name="ch8" chart:values-cell-range-address="標會總合.I3:標會總合.I1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I</text:p>
              </table:table-cell>
            </table:table-row>
          </table:table-header-rows>
          <table:table-rows>
            <table:table-row>
              <table:table-cell office:value-type="string">
                <text:p>AAA之會</text:p>
                <draw:g>
                  <svg:desc>標會總合.A3:標會總合.A12</svg:desc>
                </draw:g>
              </table:table-cell>
              <table:table-cell office:value-type="float" office:value="0.0788013318534961">
                <text:p>0.0788013318534961</text:p>
                <draw:g>
                  <svg:desc>標會總合.I3:標會總合.I12</svg:desc>
                </draw:g>
              </table:table-cell>
            </table:table-row>
            <table:table-row>
              <table:table-cell office:value-type="string">
                <text:p>BBB之會</text:p>
              </table:table-cell>
              <table:table-cell office:value-type="float" office:value="0.112531385528418">
                <text:p>0.112531385528418</text:p>
              </table:table-cell>
            </table:table-row>
            <table:table-row>
              <table:table-cell office:value-type="string">
                <text:p>CCC之會</text:p>
              </table:table-cell>
              <table:table-cell office:value-type="float" office:value="0.110301991861212">
                <text:p>0.110301991861212</text:p>
              </table:table-cell>
            </table:table-row>
            <table:table-row>
              <table:table-cell office:value-type="string">
                <text:p>DDD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EEE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FFF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GGG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HHH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III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JJJ之會</text:p>
              </table:table-cell>
              <table:table-cell office:value-type="float" office:value="0.0788013318534961">
                <text:p>0.0788013318534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